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2" style:family="table-column">
      <style:table-column-properties fo:break-before="auto" style:column-width="1.5752in"/>
    </style:style>
    <style:style style:name="co3" style:family="table-column">
      <style:table-column-properties fo:break-before="auto" style:column-width="1.1161in"/>
    </style:style>
    <style:style style:name="co4" style:family="table-column">
      <style:table-column-properties fo:break-before="auto" style:column-width="1.0945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13" style:family="table-column">
      <style:table-column-properties fo:break-before="auto" style:column-width="1.2583in"/>
    </style:style>
    <style:style style:name="co14" style:family="table-column">
      <style:table-column-properties fo:break-before="auto" style:column-width="0.9634in"/>
    </style:style>
    <style:style style:name="co11" style:family="table-column">
      <style:table-column-properties fo:break-before="auto" style:column-width="6.9244in"/>
    </style:style>
    <style:style style:name="co12" style:family="table-column">
      <style:table-column-properties fo:break-before="auto" style:column-width="3.0102in"/>
    </style:style>
    <style:style style:name="co15" style:family="table-column">
      <style:table-column-properties fo:break-before="auto" style:column-width="2.6217in"/>
    </style:style>
    <style:style style:name="co16"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11" style:family="table-row">
      <style:table-row-properties style:row-height="0.6839in" fo:break-before="auto" style:use-optimal-row-height="true"/>
    </style:style>
    <style:style style:name="ro4" style:family="table-row">
      <style:table-row-properties style:row-height="0.8492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2.0102in" fo:break-before="auto" style:use-optimal-row-height="true"/>
    </style:style>
    <style:style style:name="ro16" style:family="table-row">
      <style:table-row-properties style:row-height="1.1811in" fo:break-before="auto" style:use-optimal-row-height="tru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8" style:family="table-row">
      <style:table-row-properties style:row-height="0.4783in" fo:break-before="auto" style:use-optimal-row-height="true"/>
    </style:style>
    <style:style style:name="ro17" style:family="table-row">
      <style:table-row-properties style:row-height="0.1783in" fo:break-before="auto" style:use-optimal-row-height="true"/>
    </style:style>
    <style:style style:name="ro10" style:family="table-row">
      <style:table-row-properties style:row-height="0.8492in" fo:break-before="auto" style:use-optimal-row-height="true"/>
    </style:style>
    <style:style style:name="ro21" style:family="table-row">
      <style:table-row-properties style:row-height="1.5134in" fo:break-before="auto" style:use-optimal-row-height="true"/>
    </style:style>
    <style:style style:name="ro22" style:family="table-row">
      <style:table-row-properties style:row-height="0.352in" fo:break-before="auto" style:use-optimal-row-height="true"/>
    </style:style>
    <style:style style:name="ro23" style:family="table-row">
      <style:table-row-properties style:row-height="3.1717in" fo:break-before="auto" style:use-optimal-row-height="true"/>
    </style:style>
    <style:style style:name="ro24" style:family="table-row">
      <style:table-row-properties style:row-height="1.6783in" fo:break-before="auto" style:use-optimal-row-height="true"/>
    </style:style>
    <style:style style:name="ro25" style:family="table-row">
      <style:table-row-properties style:row-height="2.8398in" fo:break-before="auto" style:use-optimal-row-height="true"/>
    </style:style>
    <style:style style:name="ro26" style:family="table-row">
      <style:table-row-properties style:row-height="0.195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3" style:family="table-cell" style:parent-style-name="Default" style:data-style-name="N37"/>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data-style-name="N37">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office:value-type="string">
            <text:p>Roger Zelazny</text:p>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4">
          <table:table-cell office:value-type="string">
            <text:p>Everything But the Squeal</text:p>
          </table:table-cell>
          <table:table-cell/>
          <table:table-cell office:value-type="string">
            <text:p>Super Nebula</text:p>
          </table:table-cell>
          <table:table-cell table:number-columns-repeated="2" table:style-name="ce3" office:value-type="date" office:date-value="2017-11-06">
            <text:p>11/06/17</text:p>
          </table:table-cell>
          <table:table-cell office:value-type="string">
            <text:p>Set in the future, tells the story of a lazy boy that gets a job as a pig farmer and somehow thwarts a terrorist plot. </text:p>
          </table:table-cell>
          <table:table-cell office:value-type="string">
            <text:p>I actually really liked this book, even though when you really look at it, the plot is pretty silly. </text:p>
          </table:table-cell>
        </table:table-row>
        <table:table-row table:style-name="ro12">
          <table:table-cell office:value-type="string">
            <text:p>Wishing Season</text:p>
          </table:table-cell>
          <table:table-cell/>
          <table:table-cell office:value-type="string">
            <text:p>Stranger Creatures</text:p>
          </table:table-cell>
          <table:table-cell table:style-name="ce3" office:value-type="date" office:date-value="2017-11-08">
            <text:p>11/08/17</text:p>
          </table:table-cell>
          <table:table-cell table:style-name="ce3" office:value-type="date" office:date-value="2017-11-09">
            <text:p>11/09/17</text:p>
          </table:table-cell>
          <table:table-cell office:value-type="string">
            <text:p>A genie gets tricked by a human into giving him infinite wishes. </text:p>
          </table:table-cell>
          <table:table-cell office:value-type="string">
            <text:p>A very fun read. Very imaginative and entertaining. Of course, having cats in the story helps. </text:p>
          </table:table-cell>
        </table:table-row>
        <table:table-row table:style-name="ro15">
          <table:table-cell office:value-type="string">
            <text:p>Across a Billion Years</text:p>
          </table:table-cell>
          <table:table-cell office:value-type="string">
            <text:p>Robert Silverberg</text:p>
          </table:table-cell>
          <table:table-cell office:value-type="string">
            <text:p>Adventures in Science Fiction</text:p>
          </table:table-cell>
          <table:table-cell table:style-name="ce3" office:value-type="date" office:date-value="2018-01-17">
            <text:p>01/17/18</text:p>
          </table:table-cell>
          <table:table-cell table:style-name="ce6" office:value-type="date" office:date-value="2018-01-19">
            <text:p>01/19/18</text:p>
          </table:table-cell>
          <table:table-cell table:style-name="ce6" office:value-type="string">
            <text:p>A futuristic archeologist group travels to a newly discovered planet, only to find the beginning of a trail of discoveries leading to new information about the galaxy's oldest race. </text:p>
          </table:table-cell>
          <table:table-cell office:value-type="string">
            <text:p>Very surprisingly amazing. I enjoyed every single moment of this book, and really liked the way it was written. Normally it is difficult to pay attention to these e-books since I listen to them through Text to Speech, but this one was very easy to follow and was very good at grabbing my attention. It made me care very much about the characters and it made me look <text:s/>forward to the discoveries that they were making. Definitely one of the best Science Fiction books that I have ever read. </text:p>
          </table:table-cell>
        </table:table-row>
        <table:table-row table:style-name="ro16">
          <table:table-cell office:value-type="string">
            <text:p>Pitfall</text:p>
          </table:table-cell>
          <table:table-cell office:value-type="string">
            <text:p>Roger Zelazny</text:p>
          </table:table-cell>
          <table:table-cell office:value-type="string">
            <text:p>Stranger Creatures</text:p>
          </table:table-cell>
          <table:table-cell table:style-name="ce3" office:value-type="date" office:date-value="2018-01-09">
            <text:p>01/09/18</text:p>
          </table:table-cell>
          <table:table-cell table:style-name="ce3" office:value-type="date" office:date-value="2018-01-11">
            <text:p>01/11/18</text:p>
          </table:table-cell>
          <table:table-cell office:value-type="string">
            <text:p>Mike Murray continues his journey to becoming a racer on the Clypsis system. A crash puts his friend Twyla's life in danger, and he is blamed for the whole thing. </text:p>
          </table:table-cell>
          <table:table-cell office:value-type="string">
            <text:p>Pitfall was not better or worse than Clypsis, maybe a little worse because it did not have quite the same sense of adventure as the first installment did. I did appreciate that it added some more depth to the characters, but overall the story wasn't super exciting. </text:p>
          </table:table-cell>
        </table:table-row>
        <table:table-row table:style-name="ro13">
          <table:table-cell office:value-type="string">
            <text:p>The Web</text:p>
          </table:table-cell>
          <table:table-cell office:value-type="string">
            <text:p>Roger Zelazny</text:p>
          </table:table-cell>
          <table:table-cell office:value-type="string">
            <text:p>Stranger Creatures</text:p>
          </table:table-cell>
          <table:table-cell table:style-name="ce3" office:value-type="date" office:date-value="2018-01-11">
            <text:p>01/11/18</text:p>
          </table:table-cell>
          <table:table-cell table:style-name="ce3" office:value-type="date" office:date-value="2018-01-17">
            <text:p>01/17/18</text:p>
          </table:table-cell>
          <table:table-cell office:value-type="string">
            <text:p>The final book in the Alien Speedway series. Mike is being hunted, and must figure out who is hunting him. </text:p>
          </table:table-cell>
          <table:table-cell office:value-type="string">
            <text:p>The final book in the series was a bit hard to follow. I feel like there were characters in this book that I should have remembered but didn't. I appreciated that they took the story to other places this time, but even so it didn't feel as adventurous as the first book. This one was better than Pitfall, but not as good as Clypsis. </text:p>
          </table:table-cell>
        </table:table-row>
        <table:table-row table:style-name="ro4">
          <table:table-cell office:value-type="string">
            <text:p>Expendable</text:p>
          </table:table-cell>
          <table:table-cell office:value-type="string">
            <text:p>James Alan Gardner</text:p>
          </table:table-cell>
          <table:table-cell office:value-type="string">
            <text:p>Adventures in Science Fiction</text:p>
          </table:table-cell>
          <table:table-cell table:style-name="ce3" office:value-type="date" office:date-value="2018-01-27">
            <text:p>01/27/18</text:p>
          </table:table-cell>
          <table:table-cell table:style-name="ce3" office:value-type="date" office:date-value="2018-01-31">
            <text:p>01/31/18</text:p>
          </table:table-cell>
          <table:table-cell office:value-type="string">
            <text:p>A galactic explorer for the human race gets sent to an exile planet.</text:p>
          </table:table-cell>
          <table:table-cell office:value-type="string">
            <text:p>Another fantastic science fiction book. I really appreciated the humor and adventure in this story. Although it could be a little bit crude, overall it was just very interesting. I really need to find the rest of the trilogy.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1">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6">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1">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1">
          <table:table-cell office:value-type="string">
            <text:p>Deathbird Stories</text:p>
          </table:table-cell>
          <table:table-cell/>
          <table:table-cell office:value-type="string">
            <text:p>Super Nebula</text:p>
          </table:table-cell>
          <table:table-cell table:number-columns-repeated="2" table:style-name="ce3" office:value-type="date" office:date-value="2017-11-07">
            <text:p>11/07/17</text:p>
          </table:table-cell>
          <table:table-cell table:number-columns-repeated="2"/>
        </table:table-row>
        <table:table-row table:style-name="ro1">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style-name="ce3" office:value-type="date" office:date-value="2017-11-06">
            <text:p>11/06/17</text:p>
          </table:table-cell>
          <table:table-cell table:number-columns-repeated="2"/>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12">
          <table:table-cell office:value-type="string">
            <text:p>The Dungeon Vol. 1</text:p>
          </table:table-cell>
          <table:table-cell/>
          <table:table-cell office:value-type="string">
            <text:p>Stranger Creatures</text:p>
          </table:table-cell>
          <table:table-cell table:style-name="ce3" office:value-type="date" office:date-value="2017-11-09">
            <text:p>11/09/17</text:p>
          </table:table-cell>
          <table:table-cell table:style-name="ce3" office:value-type="date" office:date-value="2017-11-15">
            <text:p>11/15/17</text:p>
          </table:table-cell>
          <table:table-cell office:value-type="string">
            <text:p>A story about a man looking for his brother. </text:p>
          </table:table-cell>
          <table:table-cell office:value-type="string">
            <text:p>I couldn't tell if this was a period novel or science fiction book, either way I couldn't get into it. </text:p>
          </table:table-cell>
        </table:table-row>
        <table:table-row table:style-name="ro1">
          <table:table-cell office:value-type="string">
            <text:p>A Choice of Treasons</text:p>
          </table:table-cell>
          <table:table-cell office:value-type="string">
            <text:p>J.L. Doty</text:p>
          </table:table-cell>
          <table:table-cell office:value-type="string">
            <text:p>Adventures in Science Fiction</text:p>
          </table:table-cell>
          <table:table-cell/>
          <table:table-cell table:style-name="ce3"/>
          <table:table-cell table:number-columns-repeated="2"/>
        </table:table-row>
        <table:table-row table:style-name="ro1">
          <table:table-cell office:value-type="string">
            <text:p>All My Sins Remembered</text:p>
          </table:table-cell>
          <table:table-cell office:value-type="string">
            <text:p>Joe Halderman</text:p>
          </table:table-cell>
          <table:table-cell office:value-type="string">
            <text:p>Adventures in Science Fiction</text:p>
          </table:table-cell>
          <table:table-cell/>
          <table:table-cell table:style-name="ce3"/>
          <table:table-cell table:number-columns-repeated="2"/>
        </table:table-row>
        <table:table-row table:style-name="ro1">
          <table:table-cell office:value-type="string">
            <text:p>Blackcollar</text:p>
          </table:table-cell>
          <table:table-cell office:value-type="string">
            <text:p>Timothy Zahn</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table-cell table:style-name="ce3"/>
          <table:table-cell table:number-columns-repeated="2"/>
        </table:table-row>
        <table:table-row table:style-name="ro8">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1">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1">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1">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1">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1">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1">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1">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1">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1">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1">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6">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1">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6">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1">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6">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6">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6">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6">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6">
          <table:table-cell office:value-type="string">
            <text:p>Make: AVR Programming</text:p>
          </table:table-cell>
          <table:table-cell/>
          <table:table-cell office:value-type="string">
            <text:p>Arduino and Raspberry Pi</text:p>
          </table:table-cell>
          <table:table-cell table:number-columns-repeated="4"/>
        </table:table-row>
        <table:table-row table:style-name="ro6">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6">
          <table:table-cell office:value-type="string">
            <text:p>Make: Bluetooth</text:p>
          </table:table-cell>
          <table:table-cell/>
          <table:table-cell office:value-type="string">
            <text:p>Arduino and Raspberry Pi</text:p>
          </table:table-cell>
          <table:table-cell table:number-columns-repeated="4"/>
        </table:table-row>
        <table:table-row table:style-name="ro1">
          <table:table-cell office:value-type="string">
            <text:p>Make: FPGAs</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6">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6">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6">
          <table:table-cell office:value-type="string">
            <text:p>Make: Magazine, Volume 38</text:p>
          </table:table-cell>
          <table:table-cell/>
          <table:table-cell office:value-type="string">
            <text:p>Arduino and Raspberry Pi</text:p>
          </table:table-cell>
          <table:table-cell table:number-columns-repeated="4"/>
        </table:table-row>
        <table:table-row table:style-name="ro6">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6">
          <table:table-cell office:value-type="string">
            <text:p>Make: Sensors</text:p>
          </table:table-cell>
          <table:table-cell/>
          <table:table-cell office:value-type="string">
            <text:p>Arduino and Raspberry Pi</text:p>
          </table:table-cell>
          <table:table-cell table:number-columns-repeated="4"/>
        </table:table-row>
        <table:table-row table:style-name="ro1">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1">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1">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1">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1">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1">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1">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1">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1">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1">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1">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1">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1">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1">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1">
          <table:table-cell office:value-type="string">
            <text:p>Mastering OpenStack</text:p>
          </table:table-cell>
          <table:table-cell/>
          <table:table-cell office:value-type="string">
            <text:p>Cloud Computing</text:p>
          </table:table-cell>
          <table:table-cell table:number-columns-repeated="4"/>
        </table:table-row>
        <table:table-row table:style-name="ro1">
          <table:table-cell office:value-type="string">
            <text:p>Microservices with Azure</text:p>
          </table:table-cell>
          <table:table-cell/>
          <table:table-cell office:value-type="string">
            <text:p>Cloud Computing</text:p>
          </table:table-cell>
          <table:table-cell table:number-columns-repeated="4"/>
        </table:table-row>
        <table:table-row table:style-name="ro1">
          <table:table-cell office:value-type="string">
            <text:p>OpenStack for Architects</text:p>
          </table:table-cell>
          <table:table-cell/>
          <table:table-cell office:value-type="string">
            <text:p>Cloud Computing</text:p>
          </table:table-cell>
          <table:table-cell table:number-columns-repeated="4"/>
        </table:table-row>
        <table:table-row table:style-name="ro1">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1">
          <table:table-cell office:value-type="string">
            <text:p>CEH v9</text:p>
          </table:table-cell>
          <table:table-cell/>
          <table:table-cell office:value-type="string">
            <text:p>Cybersecurity</text:p>
          </table:table-cell>
          <table:table-cell table:number-columns-repeated="4"/>
        </table:table-row>
        <table:table-row table:style-name="ro1">
          <table:table-cell office:value-type="string">
            <text:p>Cryptography Engineering</text:p>
          </table:table-cell>
          <table:table-cell/>
          <table:table-cell office:value-type="string">
            <text:p>Cybersecurity</text:p>
          </table:table-cell>
          <table:table-cell table:number-columns-repeated="4"/>
        </table:table-row>
        <table:table-row table:style-name="ro1">
          <table:table-cell office:value-type="string">
            <text:p>Malware Analyst's Cookbook and DVD</text:p>
          </table:table-cell>
          <table:table-cell/>
          <table:table-cell office:value-type="string">
            <text:p>Cybersecurity</text:p>
          </table:table-cell>
          <table:table-cell table:number-columns-repeated="4"/>
        </table:table-row>
        <table:table-row table:style-name="ro1">
          <table:table-cell office:value-type="string">
            <text:p>Practical Reverse Engineering</text:p>
          </table:table-cell>
          <table:table-cell/>
          <table:table-cell office:value-type="string">
            <text:p>Cybersecurity</text:p>
          </table:table-cell>
          <table:table-cell table:number-columns-repeated="4"/>
        </table:table-row>
        <table:table-row table:style-name="ro1">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1">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1">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1">
          <table:table-cell office:value-type="string">
            <text:p>The Art of Memory Forensics</text:p>
          </table:table-cell>
          <table:table-cell/>
          <table:table-cell office:value-type="string">
            <text:p>Cybersecurity</text:p>
          </table:table-cell>
          <table:table-cell table:number-columns-repeated="4"/>
        </table:table-row>
        <table:table-row table:style-name="ro1">
          <table:table-cell office:value-type="string">
            <text:p>The Shellcoder's Handbook</text:p>
          </table:table-cell>
          <table:table-cell/>
          <table:table-cell office:value-type="string">
            <text:p>Cybersecurity</text:p>
          </table:table-cell>
          <table:table-cell table:number-columns-repeated="4"/>
        </table:table-row>
        <table:table-row table:style-name="ro1">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1">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1">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6">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1">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1">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1">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6">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6">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6">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6">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6">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6">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6">
          <table:table-cell office:value-type="string">
            <text:p>iOS Application Security</text:p>
          </table:table-cell>
          <table:table-cell/>
          <table:table-cell office:value-type="string">
            <text:p>Hacking Reloaded</text:p>
          </table:table-cell>
          <table:table-cell table:number-columns-repeated="4"/>
        </table:table-row>
        <table:table-row table:style-name="ro6">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6">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6">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6">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6">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6">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6">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6">
          <table:table-cell office:value-type="string">
            <text:p>Mardock Scramble</text:p>
          </table:table-cell>
          <table:table-cell/>
          <table:table-cell office:value-type="string">
            <text:p>Haikasoru</text:p>
          </table:table-cell>
          <table:table-cell table:number-columns-repeated="4"/>
        </table:table-row>
        <table:table-row table:style-name="ro6">
          <table:table-cell office:value-type="string">
            <text:p>MM9</text:p>
          </table:table-cell>
          <table:table-cell/>
          <table:table-cell office:value-type="string">
            <text:p>Haikasoru</text:p>
          </table:table-cell>
          <table:table-cell table:number-columns-repeated="4"/>
        </table:table-row>
        <table:table-row table:style-name="ro6">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6">
          <table:table-cell office:value-type="string">
            <text:p>Red Girls: The Legend of the Akakuchibas</text:p>
          </table:table-cell>
          <table:table-cell/>
          <table:table-cell office:value-type="string">
            <text:p>Haikasoru</text:p>
          </table:table-cell>
          <table:table-cell table:number-columns-repeated="4"/>
        </table:table-row>
        <table:table-row table:style-name="ro6">
          <table:table-cell office:value-type="string">
            <text:p>Saiensu Fikushon</text:p>
          </table:table-cell>
          <table:table-cell/>
          <table:table-cell office:value-type="string">
            <text:p>Haikasoru</text:p>
          </table:table-cell>
          <table:table-cell table:number-columns-repeated="4"/>
        </table:table-row>
        <table:table-row table:style-name="ro6">
          <table:table-cell office:value-type="string">
            <text:p>Self-Reference ENGINE</text:p>
          </table:table-cell>
          <table:table-cell/>
          <table:table-cell office:value-type="string">
            <text:p>Haikasoru</text:p>
          </table:table-cell>
          <table:table-cell table:number-columns-repeated="4"/>
        </table:table-row>
        <table:table-row table:style-name="ro6">
          <table:table-cell office:value-type="string">
            <text:p>The Book of Heroes</text:p>
          </table:table-cell>
          <table:table-cell/>
          <table:table-cell office:value-type="string">
            <text:p>Haikasoru</text:p>
          </table:table-cell>
          <table:table-cell table:number-columns-repeated="4"/>
        </table:table-row>
        <table:table-row table:style-name="ro6">
          <table:table-cell office:value-type="string">
            <text:p>The Cage of Zeus</text:p>
          </table:table-cell>
          <table:table-cell/>
          <table:table-cell office:value-type="string">
            <text:p>Haikasoru</text:p>
          </table:table-cell>
          <table:table-cell table:number-columns-repeated="4"/>
        </table:table-row>
        <table:table-row table:style-name="ro6">
          <table:table-cell office:value-type="string">
            <text:p>The Ouroboros Wave</text:p>
          </table:table-cell>
          <table:table-cell/>
          <table:table-cell office:value-type="string">
            <text:p>Haikasoru</text:p>
          </table:table-cell>
          <table:table-cell table:number-columns-repeated="4"/>
        </table:table-row>
        <table:table-row table:style-name="ro6">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6">
          <table:table-cell office:value-type="string">
            <text:p>Yukikaze</text:p>
          </table:table-cell>
          <table:table-cell/>
          <table:table-cell office:value-type="string">
            <text:p>Haikasoru</text:p>
          </table:table-cell>
          <table:table-cell table:number-columns-repeated="4"/>
        </table:table-row>
        <table:table-row table:style-name="ro6">
          <table:table-cell office:value-type="string">
            <text:p>Arduino and Kinect Projects</text:p>
          </table:table-cell>
          <table:table-cell/>
          <table:table-cell office:value-type="string">
            <text:p>LEGO Mindstorms</text:p>
          </table:table-cell>
          <table:table-cell table:number-columns-repeated="4"/>
        </table:table-row>
        <table:table-row table:style-name="ro6">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6">
          <table:table-cell office:value-type="string">
            <text:p>Arduino Projects</text:p>
          </table:table-cell>
          <table:table-cell/>
          <table:table-cell office:value-type="string">
            <text:p>LEGO Mindstorms</text:p>
          </table:table-cell>
          <table:table-cell table:number-columns-repeated="4"/>
        </table:table-row>
        <table:table-row table:style-name="ro6">
          <table:table-cell office:value-type="string">
            <text:p>Beginning Arduino Programming</text:p>
          </table:table-cell>
          <table:table-cell/>
          <table:table-cell office:value-type="string">
            <text:p>LEGO Mindstorms</text:p>
          </table:table-cell>
          <table:table-cell table:number-columns-repeated="4"/>
        </table:table-row>
        <table:table-row table:style-name="ro6">
          <table:table-cell office:value-type="string">
            <text:p>Beginning C for Arduino</text:p>
          </table:table-cell>
          <table:table-cell/>
          <table:table-cell office:value-type="string">
            <text:p>LEGO Mindstorms</text:p>
          </table:table-cell>
          <table:table-cell table:number-columns-repeated="4"/>
        </table:table-row>
        <table:table-row table:style-name="ro6">
          <table:table-cell office:value-type="string">
            <text:p>Beginning LEGO Mindstorms EV3</text:p>
          </table:table-cell>
          <table:table-cell/>
          <table:table-cell office:value-type="string">
            <text:p>LEGO Mindstorms</text:p>
          </table:table-cell>
          <table:table-cell table:number-columns-repeated="4"/>
        </table:table-row>
        <table:table-row table:style-name="ro6">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6">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6">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6">
          <table:table-cell office:value-type="string">
            <text:p>Learn Electronics with Raspberry Pi</text:p>
          </table:table-cell>
          <table:table-cell/>
          <table:table-cell office:value-type="string">
            <text:p>LEGO Mindstorms</text:p>
          </table:table-cell>
          <table:table-cell table:number-columns-repeated="4"/>
        </table:table-row>
        <table:table-row table:style-name="ro6">
          <table:table-cell office:value-type="string">
            <text:p>LEGO Minstorms EV3</text:p>
          </table:table-cell>
          <table:table-cell/>
          <table:table-cell office:value-type="string">
            <text:p>LEGO Mindstorms</text:p>
          </table:table-cell>
          <table:table-cell table:number-columns-repeated="4"/>
        </table:table-row>
        <table:table-row table:style-name="ro6">
          <table:table-cell office:value-type="string">
            <text:p>LEGO Technic Robotics</text:p>
          </table:table-cell>
          <table:table-cell/>
          <table:table-cell office:value-type="string">
            <text:p>LEGO Mindstorms</text:p>
          </table:table-cell>
          <table:table-cell table:number-columns-repeated="4"/>
        </table:table-row>
        <table:table-row table:style-name="ro6">
          <table:table-cell office:value-type="string">
            <text:p>Practical LEGO Techniques</text:p>
          </table:table-cell>
          <table:table-cell/>
          <table:table-cell office:value-type="string">
            <text:p>LEGO Mindstorms</text:p>
          </table:table-cell>
          <table:table-cell table:number-columns-repeated="4"/>
        </table:table-row>
        <table:table-row table:style-name="ro6">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6">
          <table:table-cell office:value-type="string">
            <text:p>Wining Designs 2017</text:p>
          </table:table-cell>
          <table:table-cell/>
          <table:table-cell office:value-type="string">
            <text:p>LEGO Mindstorms</text:p>
          </table:table-cell>
          <table:table-cell table:number-columns-repeated="4"/>
        </table:table-row>
        <table:table-row table:style-name="ro6">
          <table:table-cell office:value-type="string">
            <text:p>Winning LEGO Mindstorms Programming</text:p>
          </table:table-cell>
          <table:table-cell/>
          <table:table-cell office:value-type="string">
            <text:p>LEGO Mindstorms</text:p>
          </table:table-cell>
          <table:table-cell table:number-columns-repeated="4"/>
        </table:table-row>
        <table:table-row table:style-name="ro6">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6">
          <table:table-cell office:value-type="string">
            <text:p>Introducing Linux Distros</text:p>
          </table:table-cell>
          <table:table-cell/>
          <table:table-cell office:value-type="string">
            <text:p>Linux and Open Source</text:p>
          </table:table-cell>
          <table:table-cell table:number-columns-repeated="4"/>
        </table:table-row>
        <table:table-row table:style-name="ro6">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6">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6">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A Cruel Wind</text:p>
          </table:table-cell>
          <table:table-cell office:value-type="string">
            <text:p>Glen Cook</text:p>
          </table:table-cell>
          <table:table-cell office:value-type="string">
            <text:p>Multi Genre Fiction</text:p>
          </table:table-cell>
          <table:table-cell table:number-columns-repeated="4"/>
        </table:table-row>
        <table:table-row table:style-name="ro6">
          <table:table-cell office:value-type="string">
            <text:p>Best Horror of the Year Volume 1</text:p>
          </table:table-cell>
          <table:table-cell office:value-type="string">
            <text:p>Ellen Datlow</text:p>
          </table:table-cell>
          <table:table-cell office:value-type="string">
            <text:p>Multi Genre Fiction</text:p>
          </table:table-cell>
          <table:table-cell table:number-columns-repeated="4"/>
        </table:table-row>
        <table:table-row table:style-name="ro6">
          <table:table-cell office:value-type="string">
            <text:p>Best Science Fiction of the Year Volume 2</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Beyond the Woods</text:p>
          </table:table-cell>
          <table:table-cell office:value-type="string">
            <text:p>Paula Guran</text:p>
          </table:table-cell>
          <table:table-cell office:value-type="string">
            <text:p>Multi Genre Fiction</text:p>
          </table:table-cell>
          <table:table-cell table:number-columns-repeated="4"/>
        </table:table-row>
        <table:table-row table:style-name="ro6">
          <table:table-cell office:value-type="string">
            <text:p>Book of Cthulu 2 </text:p>
          </table:table-cell>
          <table:table-cell office:value-type="string">
            <text:p>Ross Lockhart</text:p>
          </table:table-cell>
          <table:table-cell office:value-type="string">
            <text:p>Multi Genre Fiction</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Entropy in Bloom</text:p>
          </table:table-cell>
          <table:table-cell office:value-type="string">
            <text:p>Jeremy Robert Johnson</text:p>
          </table:table-cell>
          <table:table-cell office:value-type="string">
            <text:p>Multi Genre Fiction</text:p>
          </table:table-cell>
          <table:table-cell table:number-columns-repeated="4"/>
        </table:table-row>
        <table:table-row table:style-name="ro6">
          <table:table-cell office:value-type="string">
            <text:p>Field of Fantasies</text:p>
          </table:table-cell>
          <table:table-cell office:value-type="string">
            <text:p>Rick Wilber</text:p>
          </table:table-cell>
          <table:table-cell office:value-type="string">
            <text:p>Multi Genre Fiction</text:p>
          </table:table-cell>
          <table:table-cell table:number-columns-repeated="4"/>
        </table:table-row>
        <table:table-row table:style-name="ro6">
          <table:table-cell office:value-type="string">
            <text:p>Galactic Empires</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Hitchers</text:p>
          </table:table-cell>
          <table:table-cell office:value-type="string">
            <text:p>Will McIntosh</text:p>
          </table:table-cell>
          <table:table-cell office:value-type="string">
            <text:p>Multi Genre Fiction</text:p>
          </table:table-cell>
          <table:table-cell table:number-columns-repeated="4"/>
        </table:table-row>
        <table:table-row table:style-name="ro6">
          <table:table-cell office:value-type="string">
            <text:p>I Am Providence</text:p>
          </table:table-cell>
          <table:table-cell office:value-type="string">
            <text:p>Nick Mamatas</text:p>
          </table:table-cell>
          <table:table-cell office:value-type="string">
            <text:p>Multi Genre Fiction</text:p>
          </table:table-cell>
          <table:table-cell table:number-columns-repeated="4"/>
        </table:table-row>
        <table:table-row table:style-name="ro6">
          <table:table-cell office:value-type="string">
            <text:p>Just One Damned Thing After Another</text:p>
          </table:table-cell>
          <table:table-cell office:value-type="string">
            <text:p>Jodi Taylor</text:p>
          </table:table-cell>
          <table:table-cell office:value-type="string">
            <text:p>Multi Genre Fiction</text:p>
          </table:table-cell>
          <table:table-cell table:number-columns-repeated="4"/>
        </table:table-row>
        <table:table-row table:style-name="ro6">
          <table:table-cell office:value-type="string">
            <text:p>Other Worlds Than These</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Pump Six and Other Stories</text:p>
          </table:table-cell>
          <table:table-cell office:value-type="string">
            <text:p>Paolo Bacigalupi</text:p>
          </table:table-cell>
          <table:table-cell office:value-type="string">
            <text:p>Multi Genre Fiction</text:p>
          </table:table-cell>
          <table:table-cell table:number-columns-repeated="4"/>
        </table:table-row>
        <table:table-row table:style-name="ro6">
          <table:table-cell office:value-type="string">
            <text:p>Reanimatrix</text:p>
          </table:table-cell>
          <table:table-cell office:value-type="string">
            <text:p>Pete Rawlik</text:p>
          </table:table-cell>
          <table:table-cell office:value-type="string">
            <text:p>Multi Genre Fiction</text:p>
          </table:table-cell>
          <table:table-cell table:number-columns-repeated="4"/>
        </table:table-row>
        <table:table-row table:style-name="ro6">
          <table:table-cell office:value-type="string">
            <text:p>Scourge of the Betrayer</text:p>
          </table:table-cell>
          <table:table-cell office:value-type="string">
            <text:p>Jeff Salyards</text:p>
          </table:table-cell>
          <table:table-cell office:value-type="string">
            <text:p>Multi Genre Fiction</text:p>
          </table:table-cell>
          <table:table-cell table:number-columns-repeated="4"/>
        </table:table-row>
        <table:table-row table:style-name="ro6">
          <table:table-cell office:value-type="string">
            <text:p>Southern Gods</text:p>
          </table:table-cell>
          <table:table-cell office:value-type="string">
            <text:p>John Hornor Jacobs</text:p>
          </table:table-cell>
          <table:table-cell office:value-type="string">
            <text:p>Multi Genre Fiction</text:p>
          </table:table-cell>
          <table:table-cell table:number-columns-repeated="4"/>
        </table:table-row>
        <table:table-row table:style-name="ro6">
          <table:table-cell office:value-type="string">
            <text:p>The Daedalus Incident</text:p>
          </table:table-cell>
          <table:table-cell office:value-type="string">
            <text:p>Michael Martinez</text:p>
          </table:table-cell>
          <table:table-cell office:value-type="string">
            <text:p>Multi Genre Fiction</text:p>
          </table:table-cell>
          <table:table-cell table:number-columns-repeated="4"/>
        </table:table-row>
        <table:table-row table:style-name="ro6">
          <table:table-cell office:value-type="string">
            <text:p>The Edge of Worlds</text:p>
          </table:table-cell>
          <table:table-cell office:value-type="string">
            <text:p>Martha Wells</text:p>
          </table:table-cell>
          <table:table-cell office:value-type="string">
            <text:p>Multi Genre Fiction</text:p>
          </table:table-cell>
          <table:table-cell table:number-columns-repeated="4"/>
        </table:table-row>
        <table:table-row table:style-name="ro6">
          <table:table-cell office:value-type="string">
            <text:p>Witches be Crazy</text:p>
          </table:table-cell>
          <table:table-cell office:value-type="string">
            <text:p>Logan Hunder</text:p>
          </table:table-cell>
          <table:table-cell office:value-type="string">
            <text:p>Multi Genre Fiction</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6">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6">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6">
          <table:table-cell office:value-type="string">
            <text:p>Kabu, Kabu</text:p>
          </table:table-cell>
          <table:table-cell/>
          <table:table-cell office:value-type="string">
            <text:p>Super Nebula</text:p>
          </table:table-cell>
          <table:table-cell table:number-columns-repeated="4"/>
        </table:table-row>
        <table:table-row table:style-name="ro6">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6">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6">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6">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6">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6">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6">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6">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6">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6">
          <table:table-cell office:value-type="string">
            <text:p>Lex and Yacc</text:p>
          </table:table-cell>
          <table:table-cell/>
          <table:table-cell office:value-type="string">
            <text:p>Unix</text:p>
          </table:table-cell>
          <table:table-cell table:number-columns-repeated="4"/>
        </table:table-row>
        <table:table-row table:style-name="ro6">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6">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6">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6">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6">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6">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6">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6">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6">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28 Days of Clean Eating</text:p>
          </table:table-cell>
          <table:table-cell/>
          <table:table-cell office:value-type="string">
            <text:p>Work It Out</text:p>
          </table:table-cell>
          <table:table-cell table:number-columns-repeated="4"/>
        </table:table-row>
        <table:table-row table:style-name="ro6">
          <table:table-cell office:value-type="string">
            <text:p>Bodyweight Strength Training</text:p>
          </table:table-cell>
          <table:table-cell/>
          <table:table-cell office:value-type="string">
            <text:p>Work It Out</text:p>
          </table:table-cell>
          <table:table-cell table:number-columns-repeated="4"/>
        </table:table-row>
        <table:table-row table:style-name="ro6">
          <table:table-cell office:value-type="string">
            <text:p>Nutrition Facts</text:p>
          </table:table-cell>
          <table:table-cell/>
          <table:table-cell office:value-type="string">
            <text:p>Work It Out</text:p>
          </table:table-cell>
          <table:table-cell table:number-columns-repeated="4"/>
        </table:table-row>
        <table:table-row table:style-name="ro6">
          <table:table-cell office:value-type="string">
            <text:p>Paleo For Beginners</text:p>
          </table:table-cell>
          <table:table-cell/>
          <table:table-cell office:value-type="string">
            <text:p>Work It Out</text:p>
          </table:table-cell>
          <table:table-cell table:number-columns-repeated="4"/>
        </table:table-row>
        <table:table-row table:style-name="ro6">
          <table:table-cell office:value-type="string">
            <text:p>Paleo in 28: 4 weeks, 5 ingredients, 130 Recipes</text:p>
          </table:table-cell>
          <table:table-cell/>
          <table:table-cell office:value-type="string">
            <text:p>Work It Out</text:p>
          </table:table-cell>
          <table:table-cell table:number-columns-repeated="4"/>
        </table:table-row>
        <table:table-row table:style-name="ro6">
          <table:table-cell office:value-type="string">
            <text:p>Real World Mindfulness for Beginners</text:p>
          </table:table-cell>
          <table:table-cell/>
          <table:table-cell office:value-type="string">
            <text:p>Work It Out</text:p>
          </table:table-cell>
          <table:table-cell table:number-columns-repeated="4"/>
        </table:table-row>
        <table:table-row table:style-name="ro6">
          <table:table-cell office:value-type="string">
            <text:p>Retrain Your Brain</text:p>
          </table:table-cell>
          <table:table-cell/>
          <table:table-cell office:value-type="string">
            <text:p>Work It Out</text:p>
          </table:table-cell>
          <table:table-cell table:number-columns-repeated="4"/>
        </table:table-row>
        <table:table-row table:style-name="ro6">
          <table:table-cell office:value-type="string">
            <text:p>Running Your First Marathon</text:p>
          </table:table-cell>
          <table:table-cell/>
          <table:table-cell office:value-type="string">
            <text:p>Work It Out</text:p>
          </table:table-cell>
          <table:table-cell table:number-columns-repeated="4"/>
        </table:table-row>
        <table:table-row table:style-name="ro6">
          <table:table-cell office:value-type="string">
            <text:p>Stretching to Stay Young</text:p>
          </table:table-cell>
          <table:table-cell/>
          <table:table-cell office:value-type="string">
            <text:p>Work It Out</text:p>
          </table:table-cell>
          <table:table-cell table:number-columns-repeated="4"/>
        </table:table-row>
        <table:table-row table:style-name="ro6">
          <table:table-cell office:value-type="string">
            <text:p>The 21 Day Healthy Smoothie Plan</text:p>
          </table:table-cell>
          <table:table-cell/>
          <table:table-cell office:value-type="string">
            <text:p>Work It Out</text:p>
          </table:table-cell>
          <table:table-cell table:number-columns-repeated="4"/>
        </table:table-row>
        <table:table-row table:style-name="ro6">
          <table:table-cell office:value-type="string">
            <text:p>The Big 15 Ketogenic Diet Cookbook </text:p>
          </table:table-cell>
          <table:table-cell/>
          <table:table-cell office:value-type="string">
            <text:p>Work It Out</text:p>
          </table:table-cell>
          <table:table-cell table:number-columns-repeated="4"/>
        </table:table-row>
        <table:table-row table:style-name="ro6">
          <table:table-cell office:value-type="string">
            <text:p>The Big 15 Paleo Cookbook</text:p>
          </table:table-cell>
          <table:table-cell/>
          <table:table-cell office:value-type="string">
            <text:p>Work It Out</text:p>
          </table:table-cell>
          <table:table-cell table:number-columns-repeated="4"/>
        </table:table-row>
        <table:table-row table:style-name="ro6">
          <table:table-cell office:value-type="string">
            <text:p>The Complete Ketogenic Diet for Beginners</text:p>
          </table:table-cell>
          <table:table-cell/>
          <table:table-cell office:value-type="string">
            <text:p>Work It Out</text:p>
          </table:table-cell>
          <table:table-cell table:number-columns-repeated="4"/>
        </table:table-row>
        <table:table-row table:style-name="ro6">
          <table:table-cell office:value-type="string">
            <text:p>The Easy 5-Ingredient Ketogenic Diet Cookbook</text:p>
          </table:table-cell>
          <table:table-cell/>
          <table:table-cell office:value-type="string">
            <text:p>Work It Out</text:p>
          </table:table-cell>
          <table:table-cell table:number-columns-repeated="4"/>
        </table:table-row>
        <table:table-row table:style-name="ro6">
          <table:table-cell office:value-type="string">
            <text:p>The Esquire Guide to Bodyweight Training </text:p>
          </table:table-cell>
          <table:table-cell/>
          <table:table-cell office:value-type="string">
            <text:p>Work It Out</text:p>
          </table:table-cell>
          <table:table-cell table:number-columns-repeated="4"/>
        </table:table-row>
        <table:table-row table:style-name="ro6">
          <table:table-cell office:value-type="string">
            <text:p>The Pain-Free Posture Handbook</text:p>
          </table:table-cell>
          <table:table-cell/>
          <table:table-cell office:value-type="string">
            <text:p>Work It Out</text:p>
          </table:table-cell>
          <table:table-cell table:number-columns-repeated="4"/>
        </table:table-row>
        <table:table-row table:style-name="ro6">
          <table:table-cell office:value-type="string">
            <text:p>The Ultimate Bodybuilding Cookbook</text:p>
          </table:table-cell>
          <table:table-cell/>
          <table:table-cell office:value-type="string">
            <text:p>Work It Out</text:p>
          </table:table-cell>
          <table:table-cell table:number-columns-repeated="4"/>
        </table:table-row>
        <table:table-row table:style-name="ro6">
          <table:table-cell office:value-type="string">
            <text:p>Yoga Body and Mind Handbook </text:p>
          </table:table-cell>
          <table:table-cell/>
          <table:table-cell office:value-type="string">
            <text:p>Work It Out</text:p>
          </table:table-cell>
          <table:table-cell table:number-columns-repeated="4"/>
        </table:table-row>
        <table:table-row table:style-name="ro6">
          <table:table-cell office:value-type="string">
            <text:p>Yoga For Beginners</text:p>
          </table:table-cell>
          <table:table-cell/>
          <table:table-cell office:value-type="string">
            <text:p>Work It Out</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6">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6">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6">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The Anxiety Workbook</text:p>
          </table:table-cell>
          <table:table-cell table:number-columns-repeated="6"/>
        </table:table-row>
        <table:table-row table:style-name="ro6">
          <table:table-cell office:value-type="string">
            <text:p>Prototype to Product</text:p>
          </table:table-cell>
          <table:table-cell office:value-type="string">
            <text:p>Alan Cohen</text:p>
          </table:table-cell>
          <table:table-cell table:number-columns-repeated="5"/>
        </table:table-row>
        <table:table-row table:style-name="ro6">
          <table:table-cell office:value-type="string">
            <text:p>Designing with Sound</text:p>
          </table:table-cell>
          <table:table-cell office:value-type="string">
            <text:p>Amber Case</text:p>
          </table:table-cell>
          <table:table-cell table:number-columns-repeated="5"/>
        </table:table-row>
        <table:table-row table:style-name="ro17">
          <table:table-cell office:value-type="string">
            <text:p>Designing Products People Love</text:p>
          </table:table-cell>
          <table:table-cell office:value-type="string">
            <text:p>Scott Hurff</text:p>
          </table:table-cell>
          <table:table-cell table:number-columns-repeated="5"/>
        </table:table-row>
        <table:table-row table:style-name="ro6">
          <table:table-cell office:value-type="string">
            <text:p>Understanding Industrial Design</text:p>
          </table:table-cell>
          <table:table-cell office:value-type="string">
            <text:p>Simon King</text:p>
          </table:table-cell>
          <table:table-cell table:number-columns-repeated="5"/>
        </table:table-row>
        <table:table-row table:style-name="ro17">
          <table:table-cell office:value-type="string">
            <text:p>Articulating Design Decisions</text:p>
          </table:table-cell>
          <table:table-cell office:value-type="string">
            <text:p>Tom Greever</text:p>
          </table:table-cell>
          <table:table-cell table:number-columns-repeated="5"/>
        </table:table-row>
        <table:table-row table:style-name="ro17">
          <table:table-cell office:value-type="string">
            <text:p>Tragic Design</text:p>
          </table:table-cell>
          <table:table-cell office:value-type="string">
            <text:p>Johnathan Shariat</text:p>
          </table:table-cell>
          <table:table-cell table:number-columns-repeated="5"/>
        </table:table-row>
        <table:table-row table:style-name="ro6">
          <table:table-cell office:value-type="string">
            <text:p>Designing Across Senses</text:p>
          </table:table-cell>
          <table:table-cell office:value-type="string">
            <text:p>Christine W. Park</text:p>
          </table:table-cell>
          <table:table-cell table:number-columns-repeated="5"/>
        </table:table-row>
        <table:table-row table:style-name="ro6">
          <table:table-cell office:value-type="string">
            <text:p>Building Products for the Enterprise</text:p>
          </table:table-cell>
          <table:table-cell office:value-type="string">
            <text:p>Blair Reeves</text:p>
          </table:table-cell>
          <table:table-cell table:number-columns-repeated="5"/>
        </table:table-row>
        <table:table-row table:style-name="ro6">
          <table:table-cell office:value-type="string">
            <text:p>Design Sprint</text:p>
          </table:table-cell>
          <table:table-cell table:number-columns-repeated="6"/>
        </table:table-row>
        <table:table-row table:style-name="ro17">
          <table:table-cell office:value-type="string">
            <text:p>Emotionally Intelligent Design</text:p>
          </table:table-cell>
          <table:table-cell office:value-type="string">
            <text:p>Pamela Pavliscak</text:p>
          </table:table-cell>
          <table:table-cell table:number-columns-repeated="5"/>
        </table:table-row>
        <table:table-row table:style-name="ro17">
          <table:table-cell office:value-type="string">
            <text:p>Product Management in Practice</text:p>
          </table:table-cell>
          <table:table-cell office:value-type="string">
            <text:p>Matt Lemay</text:p>
          </table:table-cell>
          <table:table-cell table:number-columns-repeated="5"/>
        </table:table-row>
        <table:table-row table:style-name="ro17">
          <table:table-cell office:value-type="string">
            <text:p>Product Leadership</text:p>
          </table:table-cell>
          <table:table-cell office:value-type="string">
            <text:p>Richard Banfield</text:p>
          </table:table-cell>
          <table:table-cell table:number-columns-repeated="5"/>
        </table:table-row>
        <table:table-row table:style-name="ro17">
          <table:table-cell office:value-type="string">
            <text:p>Designing Bots</text:p>
          </table:table-cell>
          <table:table-cell office:value-type="string">
            <text:p>Amir Shevat</text:p>
          </table:table-cell>
          <table:table-cell table:number-columns-repeated="5"/>
        </table:table-row>
        <table:table-row table:style-name="ro6">
          <table:table-cell office:value-type="string">
            <text:p>Designing with Data</text:p>
          </table:table-cell>
          <table:table-cell office:value-type="string">
            <text:p>Rochelle King</text:p>
          </table:table-cell>
          <table:table-cell table:number-columns-repeated="5"/>
        </table:table-row>
        <table:table-row table:style-name="ro6">
          <table:table-cell office:value-type="string">
            <text:p>Designing Voice User Interfaces</text:p>
          </table:table-cell>
          <table:table-cell office:value-type="string">
            <text:p>Cathy Pearl</text:p>
          </table:table-cell>
          <table:table-cell table:number-columns-repeated="5"/>
        </table:table-row>
        <table:table-row table:style-name="ro6" table:number-rows-repeated="1048164">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5" table:default-cell-style-name="ce5"/>
        <table:table-column table:style-name="co6" table:default-cell-style-name="ce5"/>
        <table:table-column table:style-name="co16"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11">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4">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11">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4">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4">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12">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16">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21">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1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12">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13">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16">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16">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4">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11">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13">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4">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11">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1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2">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4">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11">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4">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12">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2">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4">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2">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1">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14">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21">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style-name="ce3" office:value-type="date" office:date-value="2017-11-09">
            <text:p>11/09/17</text:p>
          </table:table-cell>
          <table:table-cell office:value-type="string">
            <text:p>A boy finds a dragon egg, and is led on an adventure, of course. </text:p>
          </table:table-cell>
          <table:table-cell office:value-type="string">
            <text:p>I read this book while I was in middle school, and it was bittersweet to reread it with a new perspective. I'm glad I got to start it during our fourth wedding anniversary camping. I was surprised at how much of the book I remembered, and also at the very corny parts that I was able to overlook when I was younger. I really look forward to actually continuing the series now.</text:p>
          </table:table-cell>
          <table:table-cell/>
        </table:table-row>
        <table:table-row table:style-name="ro14">
          <table:table-cell office:value-type="string">
            <text:p>The Thief Lord</text:p>
          </table:table-cell>
          <table:table-cell office:value-type="string">
            <text:p>Cornelia Funke</text:p>
          </table:table-cell>
          <table:table-cell table:style-name="ce3" office:value-type="date" office:date-value="2017-11-10">
            <text:p>11/10/17</text:p>
          </table:table-cell>
          <table:table-cell table:style-name="ce3" office:value-type="date" office:date-value="2017-11-15">
            <text:p>11/15/17</text:p>
          </table:table-cell>
          <table:table-cell office:value-type="string">
            <text:p>Two brothers run away to Venice and are taken care of by a thief. Who is also a lord. Wonderful. </text:p>
          </table:table-cell>
          <table:table-cell office:value-type="string">
            <text:p>I can't remember if I read this or not before in middle school, but I remembered absolutely nothing about it. It moved pretty slow, so it was not bad, but not great either. I think I'm more excited to read Inkheart, by the same author. </text:p>
          </table:table-cell>
          <table:table-cell/>
        </table:table-row>
        <table:table-row table:style-name="ro12">
          <table:table-cell office:value-type="string">
            <text:p>The Young Giant</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thumb person becomes as strong as a giant. </text:p>
          </table:table-cell>
          <table:table-cell office:value-type="string">
            <text:p>Another thumb person story, but a little bit different. The thumb person is a jerk who likes to kick people into orbit. </text:p>
          </table:table-cell>
          <table:table-cell/>
        </table:table-row>
        <table:table-row table:style-name="ro22">
          <table:table-cell office:value-type="string">
            <text:p>Sweet Porridg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or family receives a pot that can cook infinite porridge.</text:p>
          </table:table-cell>
          <table:table-cell office:value-type="string">
            <text:p>Pretty straightforward. Infinite porridge, what could go wrong? </text:p>
          </table:table-cell>
          <table:table-cell/>
        </table:table-row>
        <table:table-row table:style-name="ro12">
          <table:table-cell office:value-type="string">
            <text:p>The Elves</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Three elf stories. </text:p>
          </table:table-cell>
          <table:table-cell office:value-type="string">
            <text:p>I'm wondering if this is the origin of the famous cobbler elves. The other two elf stories were just weird, though. </text:p>
          </table:table-cell>
          <table:table-cell/>
        </table:table-row>
        <table:table-row table:style-name="ro22">
          <table:table-cell office:value-type="string">
            <text:p>Fair Katrinelje and Pif-Paf-Poltri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em about a man asking a woman to marry him. </text:p>
          </table:table-cell>
          <table:table-cell office:value-type="string">
            <text:p>Felt kind of pointless. They just had weird names. </text:p>
          </table:table-cell>
          <table:table-cell/>
        </table:table-row>
        <table:table-row table:style-name="ro11">
          <table:table-cell office:value-type="string">
            <text:p>The Old Begger-Woman</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story about a woman catching on fire. </text:p>
          </table:table-cell>
          <table:table-cell office:value-type="string">
            <text:p>The description sounds profound, but it's really just a woman catching on fire and a boy cries on her and extinguishes the flames. Hm. </text:p>
          </table:table-cell>
          <table:table-cell/>
        </table:table-row>
        <table:table-row table:style-name="ro13">
          <table:table-cell office:value-type="string">
            <text:p>The Giving Tree</text:p>
          </table:table-cell>
          <table:table-cell office:value-type="string">
            <text:p>Shel Silverstein</text:p>
          </table:table-cell>
          <table:table-cell table:number-columns-repeated="2" table:style-name="ce3" office:value-type="date" office:date-value="2017-11-15">
            <text:p>11/15/17</text:p>
          </table:table-cell>
          <table:table-cell office:value-type="string">
            <text:p>A boy falls in love with a tree. Really, it's much better than it sounds. </text:p>
          </table:table-cell>
          <table:table-cell office:value-type="string">
            <text:p>I really didn't expect this book to give me so many feels, but that's Shel Silverstein for you. It really is a book about true love, but more like the love between parent and child, as opposed to man and woman. It's a children's book that gets better as the reader progresses further from childhood. Magic. </text:p>
          </table:table-cell>
          <table:table-cell/>
        </table:table-row>
        <table:table-row table:style-name="ro4">
          <table:table-cell office:value-type="string">
            <text:p>The Wonderful Wizard of Oz</text:p>
          </table:table-cell>
          <table:table-cell office:value-type="string">
            <text:p>L. Frank Baum</text:p>
          </table:table-cell>
          <table:table-cell table:style-name="ce3" office:value-type="date" office:date-value="2017-11-15">
            <text:p>11/15/17</text:p>
          </table:table-cell>
          <table:table-cell table:style-name="ce3" office:value-type="date" office:date-value="2017-11-18">
            <text:p>11/18/17</text:p>
          </table:table-cell>
          <table:table-cell office:value-type="string">
            <text:p>A girl gets transported to a new land by a tornado, and then has to find her way back home. </text:p>
          </table:table-cell>
          <table:table-cell office:value-type="string">
            <text:p>Definitely much more strange than the movie, but still enjoyable. I like that the book pushed much more the concept that the characters already possessed that which they were looking for the whole time. </text:p>
          </table:table-cell>
          <table:table-cell/>
        </table:table-row>
        <table:table-row table:style-name="ro4">
          <table:table-cell office:value-type="string">
            <text:p>The Art of Racing in the Rain</text:p>
          </table:table-cell>
          <table:table-cell office:value-type="string">
            <text:p>Garth Stein</text:p>
          </table:table-cell>
          <table:table-cell table:style-name="ce3" office:value-type="date" office:date-value="2017-11-18">
            <text:p>11/18/17</text:p>
          </table:table-cell>
          <table:table-cell table:style-name="ce3" office:value-type="date" office:date-value="2017-12-17">
            <text:p>12/17/17</text:p>
          </table:table-cell>
          <table:table-cell office:value-type="string">
            <text:p>Told from the viewpoint of a dog, we follow the life of a professional race car driver. </text:p>
          </table:table-cell>
          <table:table-cell office:value-type="string">
            <text:p>Very heartwarming, albeit a little cliché. I did very much enjoy it, and I think it hit me a bit harder because I read it right after finding out that our family dog Rosie had passed away. </text:p>
          </table:table-cell>
          <table:table-cell/>
        </table:table-row>
        <table:table-row table:style-name="ro14">
          <table:table-cell office:value-type="string">
            <text:p>Artemis Fowl: The Eternity Code</text:p>
          </table:table-cell>
          <table:table-cell office:value-type="string">
            <text:p>Eoin Colfer</text:p>
          </table:table-cell>
          <table:table-cell table:style-name="ce3" office:value-type="date" office:date-value="2017-12-27">
            <text:p>12/27/17</text:p>
          </table:table-cell>
          <table:table-cell table:style-name="ce3" office:value-type="date" office:date-value="2018-01-04">
            <text:p>01/04/18</text:p>
          </table:table-cell>
          <table:table-cell office:value-type="string">
            <text:p>The third Artemis Fowl book. Artemis plans one final evil adventure before he returns to his normal family life. </text:p>
          </table:table-cell>
          <table:table-cell office:value-type="string">
            <text:p>I really feel like these books get better and better. And as always, I really like the comic book feel to them. The whole heist plot was very good in this book. It also makes me very excited to read the rest of the series. </text:p>
          </table:table-cell>
          <table:table-cell/>
        </table:table-row>
        <table:table-row table:style-name="ro21">
          <table:table-cell office:value-type="string">
            <text:p>Raymus</text:p>
          </table:table-cell>
          <table:table-cell office:value-type="string">
            <text:p>Star Wars: From a Certain Point of View</text:p>
          </table:table-cell>
          <table:table-cell table:number-columns-repeated="2" table:style-name="ce3" office:value-type="date" office:date-value="2018-01-05">
            <text:p>01/05/18</text:p>
          </table:table-cell>
          <table:table-cell office:value-type="string">
            <text:p>The story that bridges the gap between Rogue One and A New Hope. Told from the perspective of Captain Raymus Antilles </text:p>
          </table:table-cell>
          <table:table-cell office:value-type="string">
            <text:p>My introduction to the collection of short stories called “From a Certain Point of View”. If this story is any indication of the rest of the stories, I'll be very excited to get to them all. So far the book is fantastic. I remember seeing it in the imaginarium at Disney Land and I wanted it really bad. Holly was nice enough to get it for me for Christmas. </text:p>
          </table:table-cell>
          <table:table-cell/>
        </table:table-row>
        <table:table-row table:style-name="ro22">
          <table:table-cell office:value-type="string">
            <text:p>The Jew Among Thorns</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guy gives another guy some money and gets wishes. </text:p>
          </table:table-cell>
          <table:table-cell office:value-type="string">
            <text:p>Pretty racist, but I guess entertaining. </text:p>
          </table:table-cell>
          <table:table-cell/>
        </table:table-row>
        <table:table-row table:style-name="ro11">
          <table:table-cell office:value-type="string">
            <text:p>King Thrushbeard</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narcissist princess falls in love. </text:p>
          </table:table-cell>
          <table:table-cell office:value-type="string">
            <text:p>This one was actually pretty clever. It was pretty entertaining reading about the ways King Thrushbeard made the princess humble. </text:p>
          </table:table-cell>
          <table:table-cell/>
        </table:table-row>
        <table:table-row table:style-name="ro22">
          <table:table-cell office:value-type="string">
            <text:p>Clever Gretel</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cook outsmarts her employer and gets to eat fowls. </text:p>
          </table:table-cell>
          <table:table-cell office:value-type="string">
            <text:p>I really like this one, just like the last one. Very funny and clever. </text:p>
          </table:table-cell>
          <table:table-cell/>
        </table:table-row>
        <table:table-row table:style-name="ro23">
          <table:table-cell office:value-type="string">
            <text:p>Ham On Rye</text:p>
          </table:table-cell>
          <table:table-cell office:value-type="string">
            <text:p>Bukowski</text:p>
          </table:table-cell>
          <table:table-cell table:style-name="ce3" office:value-type="date" office:date-value="2018-01-08">
            <text:p>01/08/18</text:p>
          </table:table-cell>
          <table:table-cell table:style-name="ce3" office:value-type="date" office:date-value="2018-01-11">
            <text:p>01/11/18</text:p>
          </table:table-cell>
          <table:table-cell office:value-type="string">
            <text:p>The story of Henry Chinaski, which is basically the autobiography of Charles Bukowski.</text:p>
          </table:table-cell>
          <table:table-cell office:value-type="string">
            <text:p>I was pretty nervous about this book, especially after reading some of Bukowski's poetry from a book called Love is a Dog from Hell. At first I didn't understand why he was so crude and cynical. Reading Ham on Rye completely put things into perspective. I now understand why he is the way that he is, and especially so because I knew people almost exactly like him in middle and high school. It was really interesting hearing the story from the degenerate's side. It made me really think about some of the people I knew back and then and it made me feel sorry for them. My favorite part of the book was how the language evolved throughout the story. It was as if his writing matured with the character. I now look forward to reading other works by him, including his poetry. </text:p>
          </table:table-cell>
          <table:table-cell/>
        </table:table-row>
        <table:table-row table:style-name="ro22">
          <table:table-cell office:value-type="string">
            <text:p>Fitcher's Bir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wizard.</text:p>
          </table:table-cell>
          <table:table-cell office:value-type="string">
            <text:p>Pretty gross, definitely not appropriate for children. </text:p>
          </table:table-cell>
          <table:table-cell/>
        </table:table-row>
        <table:table-row table:style-name="ro12">
          <table:table-cell office:value-type="string">
            <text:p>The Robber Bridegroom</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bunch of thieves. </text:p>
          </table:table-cell>
          <table:table-cell office:value-type="string">
            <text:p>Also pretty gross, there are a lot of stories about people outsmarting people in this book. </text:p>
          </table:table-cell>
          <table:table-cell/>
        </table:table-row>
        <table:table-row table:style-name="ro22">
          <table:table-cell office:value-type="string">
            <text:p>Old Hildebran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man discovers his cheating wife. </text:p>
          </table:table-cell>
          <table:table-cell office:value-type="string">
            <text:p>Not really anything special, but it could have started the cliché. </text:p>
          </table:table-cell>
          <table:table-cell/>
        </table:table-row>
        <table:table-row table:style-name="ro1">
          <table:table-cell office:value-type="string">
            <text:p>The Singing Bone</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lying brother receives justice. </text:p>
          </table:table-cell>
          <table:table-cell office:value-type="string">
            <text:p>Pretty good moral in this one, I guess. </text:p>
          </table:table-cell>
          <table:table-cell/>
        </table:table-row>
        <table:table-row table:style-name="ro14">
          <table:table-cell office:value-type="string">
            <text:p>The Girl With the Dragon Tattoo</text:p>
          </table:table-cell>
          <table:table-cell office:value-type="string">
            <text:p>Stieg Larson</text:p>
          </table:table-cell>
          <table:table-cell table:style-name="ce3" office:value-type="date" office:date-value="2018-01-22">
            <text:p>01/22/18</text:p>
          </table:table-cell>
          <table:table-cell table:style-name="ce3" office:value-type="date" office:date-value="2018-01-31">
            <text:p>01/31/18</text:p>
          </table:table-cell>
          <table:table-cell office:value-type="string">
            <text:p>A financial journalist teams up with a goth hacker to take down both a biblical serial killer and a financial mobster. </text:p>
          </table:table-cell>
          <table:table-cell office:value-type="string">
            <text:p>Definitely the best mystery novel that I've read so far. The only thing I could think about during the whole book was just how well it was written. I definitely understand why this is one of the most popular mystery novels out there. </text:p>
          </table:table-cell>
          <table:table-cell/>
        </table:table-row>
        <table:table-row table:style-name="ro15">
          <table:table-cell office:value-type="string">
            <text:p>A Song of Ice and Fire: A Clash of Kings</text:p>
          </table:table-cell>
          <table:table-cell office:value-type="string">
            <text:p>George R. R. Martin</text:p>
          </table:table-cell>
          <table:table-cell table:style-name="ce3" office:value-type="date" office:date-value="2018-02-01">
            <text:p>02/01/18</text:p>
          </table:table-cell>
          <table:table-cell table:style-name="ce3" office:value-type="date" office:date-value="2018-02-22">
            <text:p>02/22/18</text:p>
          </table:table-cell>
          <table:table-cell office:value-type="string">
            <text:p>The second book in the Song of Ice and Fire series. This story deals more with the wars between several self claimed kings. Further developing the plot between several prominent houses. </text:p>
          </table:table-cell>
          <table:table-cell office:value-type="string">
            <text:p>I definitely liked this one less than the first one, but I still think it was good. I mentioned in the first book I appreciated that there was a reality to the story, as if the characters truly acted as they would if they were really living. This book had a bit less of that. The characters' actions in this story were a bit more unbelievable, but much more cinematic. There was more magic in this book, which also broke some of the immersion, but still the story was very exciting. </text:p>
          </table:table-cell>
          <table:table-cell/>
        </table:table-row>
        <table:table-row table:style-name="ro14">
          <table:table-cell office:value-type="string">
            <text:p>Moon-Face</text:p>
          </table:table-cell>
          <table:table-cell office:value-type="string">
            <text:p>Jack London</text:p>
          </table:table-cell>
          <table:table-cell table:number-columns-repeated="2" table:style-name="ce3" office:value-type="date" office:date-value="2018-02-23">
            <text:p>02/23/18</text:p>
          </table:table-cell>
          <table:table-cell office:value-type="string">
            <text:p>One guy kills another guy that annoys him.</text:p>
          </table:table-cell>
          <table:table-cell office:value-type="string">
            <text:p>This was a good departure from Jack London's normal work. I can't tell if it was still centered around dogs because of the collection it's in, or because Jack London always writes about dogs. Either way the story was good and suspenseful. </text:p>
          </table:table-cell>
          <table:table-cell/>
        </table:table-row>
        <table:table-row table:style-name="ro11">
          <table:table-cell office:value-type="string">
            <text:p>Brown Wolf</text:p>
          </table:table-cell>
          <table:table-cell office:value-type="string">
            <text:p>Jack London</text:p>
          </table:table-cell>
          <table:table-cell table:number-columns-repeated="2" table:style-name="ce3" office:value-type="date" office:date-value="2018-02-23">
            <text:p>02/23/18</text:p>
          </table:table-cell>
          <table:table-cell office:value-type="string">
            <text:p>A man is reunited with his dog.</text:p>
          </table:table-cell>
          <table:table-cell office:value-type="string">
            <text:p>I only understood this story about half way through, it wasn't my favorite Jack London story. The premise has become a cliché, but it was still interesting enough. </text:p>
          </table:table-cell>
          <table:table-cell/>
        </table:table-row>
        <table:table-row table:style-name="ro24">
          <table:table-cell office:value-type="string">
            <text:p>And Then There Were None</text:p>
          </table:table-cell>
          <table:table-cell office:value-type="string">
            <text:p>Agatha Christie</text:p>
          </table:table-cell>
          <table:table-cell table:style-name="ce3" office:value-type="date" office:date-value="2018-02-24">
            <text:p>02/24/18</text:p>
          </table:table-cell>
          <table:table-cell table:style-name="ce3" office:value-type="date" office:date-value="2018-02-26">
            <text:p>02/26/18</text:p>
          </table:table-cell>
          <table:table-cell office:value-type="string">
            <text:p>A murder mystery that takes place on a secluded island. </text:p>
          </table:table-cell>
          <table:table-cell office:value-type="string">
            <text:p>I moved this book up on my list because Holly really wanted me to read it, and I'm glad I did! The story seems very familiar, I'm sure I've heard it, or a version of it before. Even though it was familiar, I still got a nice sense of excitement from it. My favorite part was the wrap up at the end. The entire story challenges you to try and work out what is happening on your own, and by the end, the final reveal is just so satisfying. </text:p>
          </table:table-cell>
          <table:table-cell/>
        </table:table-row>
        <table:table-row table:style-name="ro11">
          <table:table-cell office:value-type="string">
            <text:p>Maid Maleen</text:p>
          </table:table-cell>
          <table:table-cell office:value-type="string">
            <text:p>The Brother's Grimm</text:p>
          </table:table-cell>
          <table:table-cell table:number-columns-repeated="2" table:style-name="ce3" office:value-type="date" office:date-value="2018-02-26">
            <text:p>02/26/18</text:p>
          </table:table-cell>
          <table:table-cell office:value-type="string">
            <text:p>A maid locked in a tower escapes and wins back her man.</text:p>
          </table:table-cell>
          <table:table-cell office:value-type="string">
            <text:p>I guess I'm in the weird princess fairy tale section of the book. These aren't my favorite type of stories. Plus they're longer which makes them more boring. </text:p>
          </table:table-cell>
          <table:table-cell/>
        </table:table-row>
        <table:table-row table:style-name="ro16">
          <table:table-cell office:value-type="string">
            <text:p>The Goose-Girl</text:p>
          </table:table-cell>
          <table:table-cell office:value-type="string">
            <text:p>The Brother's Grimm</text:p>
          </table:table-cell>
          <table:table-cell table:number-columns-repeated="2" table:style-name="ce3" office:value-type="date" office:date-value="2018-02-26">
            <text:p>02/26/18</text:p>
          </table:table-cell>
          <table:table-cell office:value-type="string">
            <text:p>A girl with low self esteem gets her man.</text:p>
          </table:table-cell>
          <table:table-cell office:value-type="string">
            <text:p>This one didn't really hold my attention. Too much weird stuff happens and it's just all around silly. I do appreciate, however, how much these princess stories feel slightly like modern/popular princess fairy tales, even though they contain a lot of annoying nonsense. </text:p>
          </table:table-cell>
          <table:table-cell/>
        </table:table-row>
        <table:table-row table:style-name="ro25">
          <table:table-cell office:value-type="string">
            <text:p>Life of Pi</text:p>
          </table:table-cell>
          <table:table-cell office:value-type="string">
            <text:p>Yann Martel</text:p>
          </table:table-cell>
          <table:table-cell table:style-name="ce3" office:value-type="date" office:date-value="2018-02-27">
            <text:p>02/27/18</text:p>
          </table:table-cell>
          <table:table-cell table:style-name="ce3" office:value-type="date" office:date-value="2018-03-22">
            <text:p>03/22/18</text:p>
          </table:table-cell>
          <table:table-cell office:value-type="string">
            <text:p>A religious child survives a sinking ship with a tiger.</text:p>
          </table:table-cell>
          <table:table-cell office:value-type="string">
            <text:p>The interesting thing about this book is that I had some expectation of the weight of it since I had already seen the movie. The movie itself hit me so hard that I thought I was prepared for the impact of the book, but this book still took me by surprise. The movie is pretty close in terms of plot and content but there's no way to portray the thoughts and feelings described in the book. It of course makes you think about the nature of religion but it does it in a really beautiful way. The revelation also comes on so suddenly at the end of the story that the impact is that much harder. I can only imagine the impact the book would have, had I caught all of the many layers of symbolism. </text:p>
          </table:table-cell>
          <table:table-cell/>
        </table:table-row>
        <table:table-row table:style-name="ro16">
          <table:table-cell office:value-type="string">
            <text:p>Percy Jackson: The Lightning Thief</text:p>
          </table:table-cell>
          <table:table-cell office:value-type="string">
            <text:p>Rick Riordan</text:p>
          </table:table-cell>
          <table:table-cell table:style-name="ce3" office:value-type="date" office:date-value="2018-04-04">
            <text:p>04/04/18</text:p>
          </table:table-cell>
          <table:table-cell table:style-name="ce3" office:value-type="date" office:date-value="2018-04-18">
            <text:p>04/18/18</text:p>
          </table:table-cell>
          <table:table-cell office:value-type="string">
            <text:p>A demigod goes on a quest for the gods of Olympus. </text:p>
          </table:table-cell>
          <table:table-cell office:value-type="string">
            <text:p>This book had a very Artemis Fowl feel to it, which I appreciated. It read like a comic book. I didn't like it quite as much as Artemis Fowl but it was still entertaining. I feel like there were some plot holes, but overall it was a good story. I look forward to seeing the movie adaptation. </text:p>
          </table:table-cell>
          <table:table-cell/>
        </table:table-row>
        <table:table-row table:style-name="ro21">
          <table:table-cell office:value-type="string">
            <text:p>Star Wars X-Wing Rogue Squadron</text:p>
          </table:table-cell>
          <table:table-cell office:value-type="string">
            <text:p>X-Wing Series</text:p>
          </table:table-cell>
          <table:table-cell table:style-name="ce3" office:value-type="date" office:date-value="2018-04-18">
            <text:p>04/18/18</text:p>
          </table:table-cell>
          <table:table-cell table:style-name="ce3" office:value-type="date" office:date-value="2018-04-29">
            <text:p>04/29/18</text:p>
          </table:table-cell>
          <table:table-cell office:value-type="string">
            <text:p>Follows the events of Return of the Jedi. Rogue Squadron led by Wedge Antilles deals with the remnants of the galactic empire. </text:p>
          </table:table-cell>
          <table:table-cell office:value-type="string">
            <text:p>I think this book definitely lived up to the hype. I'm just disappointed that this story is not considered canon anymore. It was more of a military story than anything. The writing style was sometimes hard to follow. It was long periods of conversation peppered by intense action sequences. It definitely carried the Star Wars spirit, and I'm very excited to continue the series. </text:p>
          </table:table-cell>
          <table:table-cell/>
        </table:table-row>
        <table:table-row table:style-name="ro14">
          <table:table-cell office:value-type="string">
            <text:p>The Giver</text:p>
          </table:table-cell>
          <table:table-cell office:value-type="string">
            <text:p>Lois Lowry</text:p>
          </table:table-cell>
          <table:table-cell table:style-name="ce3" office:value-type="date" office:date-value="2018-04-29">
            <text:p>04/29/18</text:p>
          </table:table-cell>
          <table:table-cell table:style-name="ce3" office:value-type="date" office:date-value="2018-04-30">
            <text:p>04/30/18</text:p>
          </table:table-cell>
          <table:table-cell office:value-type="string">
            <text:p>A dystopian society in which a community has relinquished all memory and feeling to achieve “sameness”. However it is up to a single boy to keep all of the feelings and memories for the community. </text:p>
          </table:table-cell>
          <table:table-cell office:value-type="string">
            <text:p>An incredibly unexpected amazing book. The kind of story that truly gives you a different perspective on life. It also does so in such a respectable, simple way. Definitely in one of my top five favorite books. </text:p>
          </table:table-cell>
          <table:table-cell/>
        </table:table-row>
        <table:table-row table:style-name="ro24">
          <table:table-cell office:value-type="string">
            <text:p>Spider Man: Drowned in Thunder</text:p>
          </table:table-cell>
          <table:table-cell office:value-type="string">
            <text:p>Christopher L Bennett</text:p>
          </table:table-cell>
          <table:table-cell table:style-name="ce3" office:value-type="date" office:date-value="2019-01-13">
            <text:p>01/13/19</text:p>
          </table:table-cell>
          <table:table-cell table:style-name="ce3" office:value-type="date" office:date-value="2019-02-21">
            <text:p>02/21/19</text:p>
          </table:table-cell>
          <table:table-cell office:value-type="string">
            <text:p>Spider Man faces off against J Jonah Jameson and and Electro. </text:p>
          </table:table-cell>
          <table:table-cell office:value-type="string">
            <text:p>My first experience with a “comic book” novel and it was surprisingly very good. I loved the extra amount of commentary I was able to get from this format. There were some pretty heavy messages from this book, which isn't a surprise from a Spider Man story. Spider Man's morals and flaws make him a great super hero. This book definitely helped solidify him as my favorite Marvel hero. </text:p>
          </table:table-cell>
          <table:table-cell/>
        </table:table-row>
        <table:table-row table:style-name="ro26">
          <table:table-cell office:value-type="string">
            <text:p>The Dog Stars</text:p>
          </table:table-cell>
          <table:table-cell office:value-type="string">
            <text:p>Peter Heller</text:p>
          </table:table-cell>
          <table:table-cell table:style-name="ce3" office:value-type="date" office:date-value="2018-12-01">
            <text:p>12/01/18</text:p>
          </table:table-cell>
          <table:table-cell table:style-name="ce3" office:value-type="date" office:date-value="2019-07-21">
            <text:p>07/21/19</text:p>
          </table:table-cell>
          <table:table-cell office:value-type="string">
            <text:p>A private pilot survives the apocalypse. </text:p>
          </table:table-cell>
          <table:table-cell table:number-columns-repeated="2"/>
        </table:table-row>
        <table:table-row table:style-name="ro8">
          <table:table-cell table:style-name="ce2" office:value-type="string" table:number-columns-spanned="6" table:number-rows-spanned="1">
            <text:p>Maybe Revisit Someday</text:p>
          </table:table-cell>
          <table:covered-table-cell table:number-columns-repeated="3" table:style-name="ce2"/>
          <table:covered-table-cell table:number-columns-repeated="2"/>
          <table:table-cell/>
        </table:table-row>
        <table:table-row table:style-name="ro8">
          <table:table-cell office:value-type="string">
            <text:p>The Adventures of Huckleberry Finn</text:p>
          </table:table-cell>
          <table:table-cell office:value-type="string">
            <text:p>Mark Twain</text:p>
          </table:table-cell>
          <table:table-cell table:style-name="ce2" table:number-columns-repeated="2"/>
          <table:table-cell table:number-columns-repeated="3"/>
        </table:table-row>
        <table:table-row table:style-name="ro8">
          <table:table-cell office:value-type="string">
            <text:p>Mere Christianity</text:p>
          </table:table-cell>
          <table:table-cell office:value-type="string">
            <text:p>C.S. Lewis</text:p>
          </table:table-cell>
          <table:table-cell table:style-name="ce2" table:number-columns-repeated="2"/>
          <table:table-cell table:number-columns-repeated="3"/>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Silmarillion</text:p>
          </table:table-cell>
          <table:table-cell office:value-type="string">
            <text:p>J. R. R. Tolkein</text:p>
          </table:table-cell>
          <table:table-cell table:style-name="ce3" office:value-type="date" office:date-value="2018-01-12">
            <text:p>01/12/18</text:p>
          </table:table-cell>
          <table:table-cell table:number-columns-repeated="4"/>
        </table:table-row>
        <table:table-row table:style-name="ro6">
          <table:table-cell office:value-type="string">
            <text:p>The Night Circus</text:p>
          </table:table-cell>
          <table:table-cell office:value-type="string">
            <text:p>Erin Morgenstern</text:p>
          </table:table-cell>
          <table:table-cell table:style-name="ce3" office:value-type="date" office:date-value="2018-01-13">
            <text:p>01/13/18</text:p>
          </table:table-cell>
          <table:table-cell table:number-columns-repeated="4"/>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6">
          <table:table-cell office:value-type="string">
            <text:p>A is for Alibi</text:p>
          </table:table-cell>
          <table:table-cell office:value-type="string">
            <text:p>Sue Grafton</text:p>
          </table:table-cell>
          <table:table-cell table:style-name="ce3" office:value-type="date" office:date-value="2019-07-21">
            <text:p>07/21/19</text:p>
          </table:table-cell>
          <table:table-cell table:number-columns-repeated="4"/>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6">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6">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6">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6">
          <table:table-cell office:value-type="string">
            <text:p>The Amulet of Samarkand</text:p>
          </table:table-cell>
          <table:table-cell office:value-type="string">
            <text:p>Jonathan Stroud</text:p>
          </table:table-cell>
          <table:table-cell table:number-columns-repeated="5"/>
        </table:table-row>
        <table:table-row table:style-name="ro6">
          <table:table-cell office:value-type="string">
            <text:p>The Staw, the Coal, and the Bean</text:p>
          </table:table-cell>
          <table:table-cell office:value-type="string">
            <text:p>The Brother's Grimm</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6">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The Five People You Meet In Heaven</text:p>
          </table:table-cell>
          <table:table-cell office:value-type="string">
            <text:p>Mitch Albom</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6">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6">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Saddhartha</text:p>
          </table:table-cell>
          <table:table-cell office:value-type="string">
            <text:p>Herman Hess</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6">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6">
          <table:table-cell office:value-type="string">
            <text:p>Halo The Flood</text:p>
          </table:table-cell>
          <table:table-cell office:value-type="string">
            <text:p>William C. Dietz</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Eldest</text:p>
          </table:table-cell>
          <table:table-cell office:value-type="string">
            <text:p>Christopher Paolini</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The Giant's House</text:p>
          </table:table-cell>
          <table:table-cell office:value-type="string">
            <text:p>Elizabeth Mccracken</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6">
          <table:table-cell office:value-type="string">
            <text:p>Neverwhere</text:p>
          </table:table-cell>
          <table:table-cell office:value-type="string">
            <text:p>Neil Gaiman</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6">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The Mysterious Affair At Styles</text:p>
          </table:table-cell>
          <table:table-cell office:value-type="string">
            <text:p>Agatha Christie</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Total Cat Mojo</text:p>
          </table:table-cell>
          <table:table-cell office:value-type="string">
            <text:p>Jackson Galaxy</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Gathering Blue</text:p>
          </table:table-cell>
          <table:table-cell office:value-type="string">
            <text:p>Lois Lowry</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The Book Thief</text:p>
          </table:table-cell>
          <table:table-cell office:value-type="string">
            <text:p>Markus Zusak</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6">
          <table:table-cell office:value-type="string">
            <text:p>Alice In Wonderland</text:p>
          </table:table-cell>
          <table:table-cell office:value-type="string">
            <text:p>Louis Carrol</text:p>
          </table:table-cell>
          <table:table-cell table:number-columns-repeated="5"/>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One Hundred Love Sonnets</text:p>
          </table:table-cell>
          <table:table-cell office:value-type="string">
            <text:p>Pablo Neruda</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6">
          <table:table-cell office:value-type="string">
            <text:p>Through the Looking Glass</text:p>
          </table:table-cell>
          <table:table-cell office:value-type="string">
            <text:p>Louis Carrol</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6">
          <table:table-cell office:value-type="string">
            <text:p>Is Everyone Handing Out Without Me?</text:p>
          </table:table-cell>
          <table:table-cell office:value-type="string">
            <text:p>Mindy Kaling</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6">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Mother Hulda</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Water For Elephants</text:p>
          </table:table-cell>
          <table:table-cell office:value-type="string">
            <text:p>Sara Gruen</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The Supernaturalist</text:p>
          </table:table-cell>
          <table:table-cell office:value-type="string">
            <text:p>Eoin Colfer</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6">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6">
          <table:table-cell office:value-type="string">
            <text:p>A Man Called Ove</text:p>
          </table:table-cell>
          <table:table-cell office:value-type="string">
            <text:p>Fredrick Bachman</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Help</text:p>
          </table:table-cell>
          <table:table-cell office:value-type="string">
            <text:p>Kathryn Stockett</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6">
          <table:table-cell office:value-type="string">
            <text:p>Fight Song</text:p>
          </table:table-cell>
          <table:table-cell office:value-type="string">
            <text:p>Joshua Mohr</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The Murder of Roger Ackroyd</text:p>
          </table:table-cell>
          <table:table-cell office:value-type="string">
            <text:p>Agatha Christie</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Mass Effect: Revelation</text:p>
          </table:table-cell>
          <table:table-cell office:value-type="string">
            <text:p>Drew Karpyshyn</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6">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6">
          <table:table-cell office:value-type="string">
            <text:p>Dear Jeff</text:p>
          </table:table-cell>
          <table:table-cell office:value-type="string">
            <text:p>J Washburn</text:p>
          </table:table-cell>
          <table:table-cell table:number-columns-repeated="5"/>
        </table:table-row>
        <table:table-row table:style-name="ro6">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Cats Are Weird</text:p>
          </table:table-cell>
          <table:table-cell office:value-type="string">
            <text:p>Jeffery Brown</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The Tales</text:p>
          </table:table-cell>
          <table:table-cell office:value-type="string">
            <text:p>Hans Christian Anderson</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6">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6">
          <table:table-cell office:value-type="string">
            <text:p>The Alchemist</text:p>
          </table:table-cell>
          <table:table-cell office:value-type="string">
            <text:p>Paulo Coelho</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6">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All The Pretty Horses</text:p>
          </table:table-cell>
          <table:table-cell office:value-type="string">
            <text:p>Cormac Mccarthy</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6">
          <table:table-cell office:value-type="string">
            <text:p>Star Wars X-Wing Wedge's Gamble</text:p>
          </table:table-cell>
          <table:table-cell office:value-type="string">
            <text:p>X-Wing Series</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The Cat Who Could Read Backwards</text:p>
          </table:table-cell>
          <table:table-cell office:value-type="string">
            <text:p>Lilian Jackson Braun</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The Curious Incident of the Dog in the Night Time</text:p>
          </table:table-cell>
          <table:table-cell office:value-type="string">
            <text:p>Mark Haddon</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6">
          <table:table-cell office:value-type="string">
            <text:p>Messenger</text:p>
          </table:table-cell>
          <table:table-cell office:value-type="string">
            <text:p>Lois Lowry</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Son</text:p>
          </table:table-cell>
          <table:table-cell office:value-type="string">
            <text:p>Lois Lowry</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6">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6">
          <table:table-cell office:value-type="string">
            <text:p>Star Wars X-Wing The Krytos Trap</text:p>
          </table:table-cell>
          <table:table-cell office:value-type="string">
            <text:p>X-Wing Series</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Restaurant at the End of the Universe</text:p>
          </table:table-cell>
          <table:table-cell office:value-type="string">
            <text:p>Douglas Adams</text:p>
          </table:table-cell>
          <table:table-cell table:number-columns-repeated="5"/>
        </table:table-row>
        <table:table-row table:style-name="ro6">
          <table:table-cell office:value-type="string">
            <text:p>The Bittern and the Hoopoe</text:p>
          </table:table-cell>
          <table:table-cell office:value-type="string">
            <text:p>The Brother's Grimm</text:p>
          </table:table-cell>
          <table:table-cell table:number-columns-repeated="5"/>
        </table:table-row>
        <table:table-row table:style-name="ro6">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Artemis Fowl: The Opal Deception</text:p>
          </table:table-cell>
          <table:table-cell office:value-type="string">
            <text:p>Eoin Colfer</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Life, the Universe and Everything</text:p>
          </table:table-cell>
          <table:table-cell office:value-type="string">
            <text:p>Douglas Adams</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6">
          <table:table-cell office:value-type="string">
            <text:p>Star Wars X-Wing The Bacta War</text:p>
          </table:table-cell>
          <table:table-cell office:value-type="string">
            <text:p>X-Wing Series</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Mass Effect: Ascension</text:p>
          </table:table-cell>
          <table:table-cell office:value-type="string">
            <text:p>Drew Karpyshy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Little Mermaid</text:p>
          </table:table-cell>
          <table:table-cell office:value-type="string">
            <text:p>Hans Christian Ander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6">
          <table:table-cell office:value-type="string">
            <text:p>The Snow Queen</text:p>
          </table:table-cell>
          <table:table-cell office:value-type="string">
            <text:p>Hans Christian Anderson</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Ozma of Oz</text:p>
          </table:table-cell>
          <table:table-cell office:value-type="string">
            <text:p>L. Frank Baum</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Artemis Fowl: The Lost Colony</text:p>
          </table:table-cell>
          <table:table-cell office:value-type="string">
            <text:p>Eoin Colfer</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The Princess and the Pea</text:p>
          </table:table-cell>
          <table:table-cell office:value-type="string">
            <text:p>Hans Christian Anderson</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Affair at the Victory Ball</text:p>
          </table:table-cell>
          <table:table-cell office:value-type="string">
            <text:p>Agatha Christie</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Mass Effect: Retribution</text:p>
          </table:table-cell>
          <table:table-cell office:value-type="string">
            <text:p>Drew Karpyshyn</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Star Wars X-Wing Wraith Squadron</text:p>
          </table:table-cell>
          <table:table-cell office:value-type="string">
            <text:p>X-Wing Series</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6">
          <table:table-cell office:value-type="string">
            <text:p>So Long, and Thanks for All the Fish</text:p>
          </table:table-cell>
          <table:table-cell office:value-type="string">
            <text:p>Douglas Adams</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Halo The Fall of Reach</text:p>
          </table:table-cell>
          <table:table-cell office:value-type="string">
            <text:p>Eric Nylund</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6">
          <table:table-cell office:value-type="string">
            <text:p>Halo First Strike</text:p>
          </table:table-cell>
          <table:table-cell office:value-type="string">
            <text:p>Eric Nylund</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6">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6">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The Emperors New Clothes</text:p>
          </table:table-cell>
          <table:table-cell office:value-type="string">
            <text:p>Hans Christian Anderson</text:p>
          </table:table-cell>
          <table:table-cell table:number-columns-repeated="5"/>
        </table:table-row>
        <table:table-row table:style-name="ro6">
          <table:table-cell office:value-type="string">
            <text:p>Brother Frolick</text:p>
          </table:table-cell>
          <table:table-cell office:value-type="string">
            <text:p>The Brother's Grimm</text:p>
          </table:table-cell>
          <table:table-cell table:number-columns-repeated="5"/>
        </table:table-row>
        <table:table-row table:style-name="ro6">
          <table:table-cell office:value-type="string">
            <text:p>The Cat Who Ate Danish Modern</text:p>
          </table:table-cell>
          <table:table-cell office:value-type="string">
            <text:p>Lilian Jackson Braun</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Jewel Robbery at the Grand Metropolitan</text:p>
          </table:table-cell>
          <table:table-cell office:value-type="string">
            <text:p>Agatha Christi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Bucket</text:p>
          </table:table-cell>
          <table:table-cell office:value-type="string">
            <text:p>Star Wars: From a Certain Point of View</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The Ugly Duckling</text:p>
          </table:table-cell>
          <table:table-cell office:value-type="string">
            <text:p>Hans Christian Anderson</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Mostly Harmless</text:p>
          </table:table-cell>
          <table:table-cell office:value-type="string">
            <text:p>Douglas Adams</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Scorch Trials</text:p>
          </table:table-cell>
          <table:table-cell office:value-type="string">
            <text:p>James Dashner</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Death Cure</text:p>
          </table:table-cell>
          <table:table-cell office:value-type="string">
            <text:p>James Dashner</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The Nightengale</text:p>
          </table:table-cell>
          <table:table-cell office:value-type="string">
            <text:p>Hans Christian Anderson</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Steadfast Tin Soldier</text:p>
          </table:table-cell>
          <table:table-cell office:value-type="string">
            <text:p>Hans Christian Anderson</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6">
          <table:table-cell office:value-type="string">
            <text:p>The Tinerdbox</text:p>
          </table:table-cell>
          <table:table-cell office:value-type="string">
            <text:p>Hans Christian Anderson</text:p>
          </table:table-cell>
          <table:table-cell table:number-columns-repeated="5"/>
        </table:table-row>
        <table:table-row table:style-name="ro6">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Sith of Datawork</text:p>
          </table:table-cell>
          <table:table-cell office:value-type="string">
            <text:p>Star Wars: From a Certain Point of View</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6">
          <table:table-cell office:value-type="string">
            <text:p>Artemis Fowl: The Time Paradox</text:p>
          </table:table-cell>
          <table:table-cell office:value-type="string">
            <text:p>Eoin Colfer</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King of Clubs</text:p>
          </table:table-cell>
          <table:table-cell office:value-type="string">
            <text:p>Agatha Christie</text:p>
          </table:table-cell>
          <table:table-cell table:number-columns-repeated="5"/>
        </table:table-row>
        <table:table-row table:style-name="ro6">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Kill Order</text:p>
          </table:table-cell>
          <table:table-cell office:value-type="string">
            <text:p>James Dashner</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The Disappearance of Mr. Davenheim</text:p>
          </table:table-cell>
          <table:table-cell office:value-type="string">
            <text:p>Agatha Christie</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Stories in the Sand</text:p>
          </table:table-cell>
          <table:table-cell office:value-type="string">
            <text:p>Star Wars: From a Certain Point of View</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Star Wars X-Wing Solo Command</text:p>
          </table:table-cell>
          <table:table-cell office:value-type="string">
            <text:p>X-Wing Series</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lymouth Express</text:p>
          </table:table-cell>
          <table:table-cell office:value-type="string">
            <text:p>Agatha Christie</text:p>
          </table:table-cell>
          <table:table-cell table:number-columns-repeated="5"/>
        </table:table-row>
        <table:table-row table:style-name="ro6">
          <table:table-cell office:value-type="string">
            <text:p>The Adventure of the Western Star</text:p>
          </table:table-cell>
          <table:table-cell office:value-type="string">
            <text:p>Agatha Christie</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The Tragedy at Marsden Manor</text:p>
          </table:table-cell>
          <table:table-cell office:value-type="string">
            <text:p>Agatha Christie</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The Kidnapped Prime Minister</text:p>
          </table:table-cell>
          <table:table-cell office:value-type="string">
            <text:p>Agatha Christie</text:p>
          </table:table-cell>
          <table:table-cell table:number-columns-repeated="5"/>
        </table:table-row>
        <table:table-row table:style-name="ro6">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The Million Doller Bond Robbery</text:p>
          </table:table-cell>
          <table:table-cell office:value-type="string">
            <text:p>Agatha Christie</text:p>
          </table:table-cell>
          <table:table-cell table:number-columns-repeated="5"/>
        </table:table-row>
        <table:table-row table:style-name="ro6">
          <table:table-cell office:value-type="string">
            <text:p>Star Wars X-Wing Isard's Revenge</text:p>
          </table:table-cell>
          <table:table-cell office:value-type="string">
            <text:p>X-Wing Series</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The Cat Who Turned On and Off</text:p>
          </table:table-cell>
          <table:table-cell office:value-type="string">
            <text:p>Lilian Jackson Braun</text:p>
          </table:table-cell>
          <table:table-cell table:number-columns-repeated="5"/>
        </table:table-row>
        <table:table-row table:style-name="ro6">
          <table:table-cell office:value-type="string">
            <text:p>The Adventure of the Cheap Flat</text:p>
          </table:table-cell>
          <table:table-cell office:value-type="string">
            <text:p>Agatha Christie</text:p>
          </table:table-cell>
          <table:table-cell table:number-columns-repeated="5"/>
        </table:table-row>
        <table:table-row table:style-name="ro6">
          <table:table-cell office:value-type="string">
            <text:p>Iron Man: The Gauntlet</text:p>
          </table:table-cell>
          <table:table-cell office:value-type="string">
            <text:p>Eoin Colfer</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The Myster of the Hunter's Lodge</text:p>
          </table:table-cell>
          <table:table-cell office:value-type="string">
            <text:p>Agatha Christi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Chocolate Box</text:p>
          </table:table-cell>
          <table:table-cell office:value-type="string">
            <text:p>Agatha Christie</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Adventure of the Egyptian Tomb</text:p>
          </table:table-cell>
          <table:table-cell office:value-type="string">
            <text:p>Agatha Christie</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Veiled Lady</text:p>
          </table:table-cell>
          <table:table-cell office:value-type="string">
            <text:p>Agatha Christie</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Star Wars X-Wing Starfighters of Adumar</text:p>
          </table:table-cell>
          <table:table-cell office:value-type="string">
            <text:p>X-Wing Series</text:p>
          </table:table-cell>
          <table:table-cell table:number-columns-repeated="5"/>
        </table:table-row>
        <table:table-row table:style-name="ro6">
          <table:table-cell office:value-type="string">
            <text:p>The Adventure of Johnny Waverly</text:p>
          </table:table-cell>
          <table:table-cell office:value-type="string">
            <text:p>Agatha Christie</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The Market Basing Mystery</text:p>
          </table:table-cell>
          <table:table-cell office:value-type="string">
            <text:p>Agatha Christie</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Adventure of the Italian Nobleman</text:p>
          </table:table-cell>
          <table:table-cell office:value-type="string">
            <text:p>Agatha Christie</text:p>
          </table:table-cell>
          <table:table-cell table:number-columns-repeated="5"/>
        </table:table-row>
        <table:table-row table:style-name="ro6">
          <table:table-cell office:value-type="string">
            <text:p>Ligeia</text:p>
          </table:table-cell>
          <table:table-cell office:value-type="string">
            <text:p>Edgar Allan Poe</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Reirin</text:p>
          </table:table-cell>
          <table:table-cell office:value-type="string">
            <text:p>Star Wars: From a Certain Point of View</text:p>
          </table:table-cell>
          <table:table-cell table:number-columns-repeated="5"/>
        </table:table-row>
        <table:table-row table:style-name="ro6">
          <table:table-cell office:value-type="string">
            <text:p>The Case of the Missing Wil</text:p>
          </table:table-cell>
          <table:table-cell office:value-type="string">
            <text:p>Agatha Christie</text:p>
          </table:table-cell>
          <table:table-cell table:number-columns-repeated="5"/>
        </table:table-row>
        <table:table-row table:style-name="ro6">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Red One</text:p>
          </table:table-cell>
          <table:table-cell office:value-type="string">
            <text:p>Star Wars: From a Certain Point of View</text:p>
          </table:table-cell>
          <table:table-cell table:number-columns-repeated="5"/>
        </table:table-row>
        <table:table-row table:style-name="ro6">
          <table:table-cell office:value-type="string">
            <text:p>The Incredible Theft</text:p>
          </table:table-cell>
          <table:table-cell office:value-type="string">
            <text:p>Agatha Christie</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Rites</text:p>
          </table:table-cell>
          <table:table-cell office:value-type="string">
            <text:p>Star Wars: From a Certain Point of View</text:p>
          </table:table-cell>
          <table:table-cell table:number-columns-repeated="5"/>
        </table:table-row>
        <table:table-row table:style-name="ro6">
          <table:table-cell office:value-type="string">
            <text:p>The Adventure of the Clapham Cook</text:p>
          </table:table-cell>
          <table:table-cell office:value-type="string">
            <text:p>Agatha Christie</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6">
          <table:table-cell office:value-type="string">
            <text:p>The Lost Mine</text:p>
          </table:table-cell>
          <table:table-cell office:value-type="string">
            <text:p>Agatha Christie</text:p>
          </table:table-cell>
          <table:table-cell table:number-columns-repeated="5"/>
        </table:table-row>
        <table:table-row table:style-name="ro6">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Cornish Mystery</text:p>
          </table:table-cell>
          <table:table-cell office:value-type="string">
            <text:p>Agatha Christie</text:p>
          </table:table-cell>
          <table:table-cell table:number-columns-repeated="5"/>
        </table:table-row>
        <table:table-row table:style-name="ro6">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Master and Apprentice</text:p>
          </table:table-cell>
          <table:table-cell office:value-type="string">
            <text:p>Star Wars: From a Certain Point of View</text:p>
          </table:table-cell>
          <table:table-cell table:number-columns-repeated="5"/>
        </table:table-row>
        <table:table-row table:style-name="ro6">
          <table:table-cell office:value-type="string">
            <text:p>The Double Clue</text:p>
          </table:table-cell>
          <table:table-cell office:value-type="string">
            <text:p>Agatha Christie</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Beru Whitesun Lars</text:p>
          </table:table-cell>
          <table:table-cell office:value-type="string">
            <text:p>Star Wars: From a Certain Point of View</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Luckless Rodian</text:p>
          </table:table-cell>
          <table:table-cell office:value-type="string">
            <text:p>Star Wars: From a Certain Point of View</text:p>
          </table:table-cell>
          <table:table-cell table:number-columns-repeated="5"/>
        </table:table-row>
        <table:table-row table:style-name="ro6">
          <table:table-cell office:value-type="string">
            <text:p>The Theft of the Royal Ruby</text:p>
          </table:table-cell>
          <table:table-cell office:value-type="string">
            <text:p>Agatha Christie</text:p>
          </table:table-cell>
          <table:table-cell table:number-columns-repeated="5"/>
        </table:table-row>
        <table:table-row table:style-name="ro6">
          <table:table-cell office:value-type="string">
            <text:p>Not for Nothing</text:p>
          </table:table-cell>
          <table:table-cell office:value-type="string">
            <text:p>Star Wars: From a Certain Point of View</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Lemesurier Inheritence</text:p>
          </table:table-cell>
          <table:table-cell office:value-type="string">
            <text:p>Agatha Christie</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The Underdog</text:p>
          </table:table-cell>
          <table:table-cell office:value-type="string">
            <text:p>Agatha Christie</text:p>
          </table:table-cell>
          <table:table-cell table:number-columns-repeated="5"/>
        </table:table-row>
        <table:table-row table:style-name="ro6">
          <table:table-cell office:value-type="string">
            <text:p>We Don't Serve Their Kind Her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Double Sin</text:p>
          </table:table-cell>
          <table:table-cell office:value-type="string">
            <text:p>Agatha Christie</text:p>
          </table:table-cell>
          <table:table-cell table:number-columns-repeated="5"/>
        </table:table-row>
        <table:table-row table:style-name="ro6">
          <table:table-cell office:value-type="string">
            <text:p>The Kloo Horn Cantina Caper</text:p>
          </table:table-cell>
          <table:table-cell office:value-type="string">
            <text:p>Star Wars: From a Certain Point of View</text:p>
          </table:table-cell>
          <table:table-cell table:number-columns-repeated="5"/>
        </table:table-row>
        <table:table-row table:style-name="ro6">
          <table:table-cell office:value-type="string">
            <text:p>Wasps Nest</text:p>
          </table:table-cell>
          <table:table-cell office:value-type="string">
            <text:p>Agatha Christie</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6">
          <table:table-cell office:value-type="string">
            <text:p>The Third Floor Flat</text:p>
          </table:table-cell>
          <table:table-cell office:value-type="string">
            <text:p>Agatha Christie</text:p>
          </table:table-cell>
          <table:table-cell table:number-columns-repeated="5"/>
        </table:table-row>
        <table:table-row table:style-name="ro6">
          <table:table-cell office:value-type="string">
            <text:p>Added Muscle</text:p>
          </table:table-cell>
          <table:table-cell office:value-type="string">
            <text:p>Star Wars: From a Certain Point of View</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Knoist and His Three Sons</text:p>
          </table:table-cell>
          <table:table-cell office:value-type="string">
            <text:p>The Brother's Grimm</text:p>
          </table:table-cell>
          <table:table-cell table:number-columns-repeated="5"/>
        </table:table-row>
        <table:table-row table:style-name="ro6">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You Owe Me a Ride</text:p>
          </table:table-cell>
          <table:table-cell office:value-type="string">
            <text:p>Star Wars: From a Certain Point of View</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The Story of Schlauraffen Land</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Mystery of the Bagdad Chest</text:p>
          </table:table-cell>
          <table:table-cell office:value-type="string">
            <text:p>Agatha Christie</text:p>
          </table:table-cell>
          <table:table-cell table:number-columns-repeated="5"/>
        </table:table-row>
        <table:table-row table:style-name="ro6">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Secrets of Long Snoot</text:p>
          </table:table-cell>
          <table:table-cell office:value-type="string">
            <text:p>Star Wars: From a Certain Point of View</text:p>
          </table:table-cell>
          <table:table-cell table:number-columns-repeated="5"/>
        </table:table-row>
        <table:table-row table:style-name="ro6">
          <table:table-cell office:value-type="string">
            <text:p>The System Of Doctor Tarr and Professor Fether</text:p>
          </table:table-cell>
          <table:table-cell office:value-type="string">
            <text:p>Edgar Allan Poe</text:p>
          </table:table-cell>
          <table:table-cell table:number-columns-repeated="5"/>
        </table:table-row>
        <table:table-row table:style-name="ro6">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Dead Man's Mirror</text:p>
          </table:table-cell>
          <table:table-cell office:value-type="string">
            <text:p>Agatha Christie</text:p>
          </table:table-cell>
          <table:table-cell table:number-columns-repeated="5"/>
        </table:table-row>
        <table:table-row table:style-name="ro6">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Born in the Storm</text:p>
          </table:table-cell>
          <table:table-cell office:value-type="string">
            <text:p>Star Wars: From a Certain Point of View</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How Does Your Garden Grow?</text:p>
          </table:table-cell>
          <table:table-cell office:value-type="string">
            <text:p>Agatha Christie</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Laina</text:p>
          </table:table-cell>
          <table:table-cell office:value-type="string">
            <text:p>Star Wars: From a Certain Point of View</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Problem at Sea</text:p>
          </table:table-cell>
          <table:table-cell office:value-type="string">
            <text:p>Agatha Christie</text:p>
          </table:table-cell>
          <table:table-cell table:number-columns-repeated="5"/>
        </table:table-row>
        <table:table-row table:style-name="ro6">
          <table:table-cell office:value-type="string">
            <text:p>Triangle at Roads</text:p>
          </table:table-cell>
          <table:table-cell office:value-type="string">
            <text:p>Agatha Christie</text:p>
          </table:table-cell>
          <table:table-cell table:number-columns-repeated="5"/>
        </table:table-row>
        <table:table-row table:style-name="ro6">
          <table:table-cell office:value-type="string">
            <text:p>Fully Operational</text:p>
          </table:table-cell>
          <table:table-cell office:value-type="string">
            <text:p>Star Wars: From a Certain Point of View</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6">
          <table:table-cell office:value-type="string">
            <text:p>An incident Report</text:p>
          </table:table-cell>
          <table:table-cell office:value-type="string">
            <text:p>Star Wars: From a Certain Point of View</text:p>
          </table:table-cell>
          <table:table-cell table:number-columns-repeated="5"/>
        </table:table-row>
        <table:table-row table:style-name="ro6">
          <table:table-cell office:value-type="string">
            <text:p>Change of Heart</text:p>
          </table:table-cell>
          <table:table-cell office:value-type="string">
            <text:p>Star Wars: From a Certain Point of View</text:p>
          </table:table-cell>
          <table:table-cell table:number-columns-repeated="5"/>
        </table:table-row>
        <table:table-row table:style-name="ro6">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Murder in the Muse</text:p>
          </table:table-cell>
          <table:table-cell office:value-type="string">
            <text:p>Agatha Christie</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Yellow Iris</text:p>
          </table:table-cell>
          <table:table-cell office:value-type="string">
            <text:p>Agatha Christie</text:p>
          </table:table-cell>
          <table:table-cell table:number-columns-repeated="5"/>
        </table:table-row>
        <table:table-row table:style-name="ro6">
          <table:table-cell office:value-type="string">
            <text:p>The Dream</text:p>
          </table:table-cell>
          <table:table-cell office:value-type="string">
            <text:p>Agatha Christie</text:p>
          </table:table-cell>
          <table:table-cell table:number-columns-repeated="5"/>
        </table:table-row>
        <table:table-row table:style-name="ro6">
          <table:table-cell office:value-type="string">
            <text:p>Eclips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Grim Grotto</text:p>
          </table:table-cell>
          <table:table-cell office:value-type="string">
            <text:p>Lemony Snicket</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Verge of Greatness</text:p>
          </table:table-cell>
          <table:table-cell office:value-type="string">
            <text:p>Star Wars: From a Certain Point of View</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The Labors of Hercules</text:p>
          </table:table-cell>
          <table:table-cell office:value-type="string">
            <text:p>Agatha Christie</text:p>
          </table:table-cell>
          <table:table-cell table:number-columns-repeated="5"/>
        </table:table-row>
        <table:table-row table:style-name="ro6">
          <table:table-cell office:value-type="string">
            <text:p>Far Too Remote</text:p>
          </table:table-cell>
          <table:table-cell office:value-type="string">
            <text:p>Star Wars: From a Certain Point of View</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Nemean Lion</text:p>
          </table:table-cell>
          <table:table-cell office:value-type="string">
            <text:p>Agatha Christie</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The Trigger</text:p>
          </table:table-cell>
          <table:table-cell office:value-type="string">
            <text:p>Star Wars: From a Certain Point of View</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The Lernean Hydra</text:p>
          </table:table-cell>
          <table:table-cell office:value-type="string">
            <text:p>Agatha Christie</text:p>
          </table:table-cell>
          <table:table-cell table:number-columns-repeated="5"/>
        </table:table-row>
        <table:table-row table:style-name="ro6">
          <table:table-cell office:value-type="string">
            <text:p>Of MSE-6 and Men</text:p>
          </table:table-cell>
          <table:table-cell office:value-type="string">
            <text:p>Star Wars: From a Certain Point of View</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Arcadian Deer</text:p>
          </table:table-cell>
          <table:table-cell office:value-type="string">
            <text:p>Agatha Christie</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Bump</text:p>
          </table:table-cell>
          <table:table-cell office:value-type="string">
            <text:p>Star Wars: From a Certain Point of View</text:p>
          </table:table-cell>
          <table:table-cell table:number-columns-repeated="5"/>
        </table:table-row>
        <table:table-row table:style-name="ro6">
          <table:table-cell office:value-type="string">
            <text:p>End of Watch</text:p>
          </table:table-cell>
          <table:table-cell office:value-type="string">
            <text:p>Star Wars: From a Certain Point of View</text:p>
          </table:table-cell>
          <table:table-cell table:number-columns-repeated="5"/>
        </table:table-row>
        <table:table-row table:style-name="ro6">
          <table:table-cell office:value-type="string">
            <text:p>The Erymanthian Boar</text:p>
          </table:table-cell>
          <table:table-cell office:value-type="string">
            <text:p>Agatha Christie</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Augean Stables</text:p>
          </table:table-cell>
          <table:table-cell office:value-type="string">
            <text:p>Agatha Christie</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The Baptist</text:p>
          </table:table-cell>
          <table:table-cell office:value-type="string">
            <text:p>Star Wars: From a Certain Point of View</text:p>
          </table:table-cell>
          <table:table-cell table:number-columns-repeated="5"/>
        </table:table-row>
        <table:table-row table:style-name="ro6">
          <table:table-cell office:value-type="string">
            <text:p>The Stymphalean Birds</text:p>
          </table:table-cell>
          <table:table-cell office:value-type="string">
            <text:p>Agatha Christie</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ime of Death</text:p>
          </table:table-cell>
          <table:table-cell office:value-type="string">
            <text:p>Star Wars: From a Certain Point of View</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re is Another</text:p>
          </table:table-cell>
          <table:table-cell office:value-type="string">
            <text:p>Star Wars: From a Certain Point of View</text:p>
          </table:table-cell>
          <table:table-cell table:number-columns-repeated="5"/>
        </table:table-row>
        <table:table-row table:style-name="ro6">
          <table:table-cell office:value-type="string">
            <text:p>The Cretan Bull</text:p>
          </table:table-cell>
          <table:table-cell office:value-type="string">
            <text:p>Agatha Christie</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6">
          <table:table-cell office:value-type="string">
            <text:p>Palpatine</text:p>
          </table:table-cell>
          <table:table-cell office:value-type="string">
            <text:p>Star Wars: From a Certain Point of View</text:p>
          </table:table-cell>
          <table:table-cell table:number-columns-repeated="5"/>
        </table:table-row>
        <table:table-row table:style-name="ro6">
          <table:table-cell office:value-type="string">
            <text:p>The Horses of Diomedes</text:p>
          </table:table-cell>
          <table:table-cell office:value-type="string">
            <text:p>Agatha Christie</text:p>
          </table:table-cell>
          <table:table-cell table:number-columns-repeated="5"/>
        </table:table-row>
        <table:table-row table:style-name="ro6">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Sparks</text:p>
          </table:table-cell>
          <table:table-cell office:value-type="string">
            <text:p>Star Wars: From a Certain Point of View</text:p>
          </table:table-cell>
          <table:table-cell table:number-columns-repeated="5"/>
        </table:table-row>
        <table:table-row table:style-name="ro6">
          <table:table-cell office:value-type="string">
            <text:p>The Girdle of Hyppolita</text:p>
          </table:table-cell>
          <table:table-cell office:value-type="string">
            <text:p>Agatha Christie</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Flock of Geryon</text:p>
          </table:table-cell>
          <table:table-cell office:value-type="string">
            <text:p>Agatha Christie</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6">
          <table:table-cell office:value-type="string">
            <text:p>Duty Roster</text:p>
          </table:table-cell>
          <table:table-cell office:value-type="string">
            <text:p>Star Wars: From a Certain Point of View</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Apples of the Hesperides</text:p>
          </table:table-cell>
          <table:table-cell office:value-type="string">
            <text:p>Agatha Christie</text:p>
          </table:table-cell>
          <table:table-cell table:number-columns-repeated="5"/>
        </table:table-row>
        <table:table-row table:style-name="ro6">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Desert Son</text:p>
          </table:table-cell>
          <table:table-cell office:value-type="string">
            <text:p>Star Wars: From a Certain Point of View</text:p>
          </table:table-cell>
          <table:table-cell table:number-columns-repeated="5"/>
        </table:table-row>
        <table:table-row table:style-name="ro6">
          <table:table-cell office:value-type="string">
            <text:p>The Capture of Cerberus</text:p>
          </table:table-cell>
          <table:table-cell office:value-type="string">
            <text:p>Agatha Christie</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Grounded</text:p>
          </table:table-cell>
          <table:table-cell office:value-type="string">
            <text:p>Star Wars: From a Certain Point of View</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Contingency Plan</text:p>
          </table:table-cell>
          <table:table-cell office:value-type="string">
            <text:p>Star Wars: From a Certain Point of View</text:p>
          </table:table-cell>
          <table:table-cell table:number-columns-repeated="5"/>
        </table:table-row>
        <table:table-row table:style-name="ro6">
          <table:table-cell office:value-type="string">
            <text:p>Four and Twenty Blackbirds</text:p>
          </table:table-cell>
          <table:table-cell office:value-type="string">
            <text:p>Agatha Christie</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Curtain</text:p>
          </table:table-cell>
          <table:table-cell office:value-type="string">
            <text:p>Agatha Christie</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The Angle</text:p>
          </table:table-cell>
          <table:table-cell office:value-type="string">
            <text:p>Star Wars: From a Certain Point of View</text:p>
          </table:table-cell>
          <table:table-cell table:number-columns-repeated="5"/>
        </table:table-row>
        <table:table-row table:style-name="ro6">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A Pocket Full of Rye</text:p>
          </table:table-cell>
          <table:table-cell office:value-type="string">
            <text:p>Agatha Christie</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By Whatever Sun</text:p>
          </table:table-cell>
          <table:table-cell office:value-type="string">
            <text:p>Star Wars: From a Certain Point of View</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The Body In the Library</text:p>
          </table:table-cell>
          <table:table-cell office:value-type="string">
            <text:p>Agatha Christie</text:p>
          </table:table-cell>
          <table:table-cell table:number-columns-repeated="5"/>
        </table:table-row>
        <table:table-row table:style-name="ro6">
          <table:table-cell office:value-type="string">
            <text:p>Whills</text:p>
          </table:table-cell>
          <table:table-cell office:value-type="string">
            <text:p>Star Wars: From a Certain Point of View</text:p>
          </table:table-cell>
          <table:table-cell table:number-columns-repeated="5"/>
        </table:table-row>
        <table:table-row table:style-name="ro6">
          <table:table-cell office:value-type="string">
            <text:p>Sherlock Holmes: The Unauthorized Biography</text:p>
          </table:table-cell>
          <table:table-cell office:value-type="string">
            <text:p>Nick Rennison</text:p>
          </table:table-cell>
          <table:table-cell table:number-columns-repeated="5"/>
        </table:table-row>
        <table:table-row table:style-name="ro6">
          <table:table-cell office:value-type="string">
            <text:p>The School of Night</text:p>
          </table:table-cell>
          <table:table-cell office:value-type="string">
            <text:p>Louis Bayard</text:p>
          </table:table-cell>
          <table:table-cell table:number-columns-repeated="5"/>
        </table:table-row>
        <table:table-row table:style-name="ro6">
          <table:table-cell office:value-type="string">
            <text:p>The Persian Boy</text:p>
          </table:table-cell>
          <table:table-cell office:value-type="string">
            <text:p>Mary Renault</text:p>
          </table:table-cell>
          <table:table-cell table:number-columns-repeated="5"/>
        </table:table-row>
        <table:table-row table:style-name="ro6">
          <table:table-cell office:value-type="string">
            <text:p>Abraham Lincoln Vampire Hunter</text:p>
          </table:table-cell>
          <table:table-cell office:value-type="string">
            <text:p>Seth Grahame-Smith</text:p>
          </table:table-cell>
          <table:table-cell table:number-columns-repeated="5"/>
        </table:table-row>
        <table:table-row table:style-name="ro6">
          <table:table-cell office:value-type="string">
            <text:p>Salt to the Sea</text:p>
          </table:table-cell>
          <table:table-cell office:value-type="string">
            <text:p>Ruta Sepetys</text:p>
          </table:table-cell>
          <table:table-cell table:number-columns-repeated="5"/>
        </table:table-row>
        <table:table-row table:style-name="ro6">
          <table:table-cell office:value-type="string">
            <text:p>The World of Pooh</text:p>
          </table:table-cell>
          <table:table-cell office:value-type="string">
            <text:p>A. A. Milne</text:p>
          </table:table-cell>
          <table:table-cell table:number-columns-repeated="5"/>
        </table:table-row>
        <table:table-row table:style-name="ro6">
          <table:table-cell office:value-type="string">
            <text:p>The Taster</text:p>
          </table:table-cell>
          <table:table-cell office:value-type="string">
            <text:p>V.S. Alexander</text:p>
          </table:table-cell>
          <table:table-cell table:number-columns-repeated="5"/>
        </table:table-row>
        <table:table-row table:style-name="ro6">
          <table:table-cell office:value-type="string">
            <text:p>The New Father: A Dad's Guide to the First Year</text:p>
          </table:table-cell>
          <table:table-cell office:value-type="string">
            <text:p>Armin A. Brott</text:p>
          </table:table-cell>
          <table:table-cell table:number-columns-repeated="5"/>
        </table:table-row>
        <table:table-row table:style-name="ro6">
          <table:table-cell office:value-type="string">
            <text:p>Norse Mythology</text:p>
          </table:table-cell>
          <table:table-cell office:value-type="string">
            <text:p>Neil Gaiman</text:p>
          </table:table-cell>
          <table:table-cell table:number-columns-repeated="5"/>
        </table:table-row>
        <table:table-row table:style-name="ro6">
          <table:table-cell office:value-type="string">
            <text:p>Neverwhere</text:p>
          </table:table-cell>
          <table:table-cell office:value-type="string">
            <text:p>Neil Gaiman</text:p>
          </table:table-cell>
          <table:table-cell table:number-columns-repeated="5"/>
        </table:table-row>
        <table:table-row table:style-name="ro6">
          <table:table-cell office:value-type="string">
            <text:p>One More Thing</text:p>
          </table:table-cell>
          <table:table-cell office:value-type="string">
            <text:p>B.J. Novak</text:p>
          </table:table-cell>
          <table:table-cell table:number-columns-repeated="5"/>
        </table:table-row>
        <table:table-row table:style-name="ro6">
          <table:table-cell office:value-type="string">
            <text:p>A Long Way Down</text:p>
          </table:table-cell>
          <table:table-cell office:value-type="string">
            <text:p>Nick Hornby</text:p>
          </table:table-cell>
          <table:table-cell table:number-columns-repeated="5"/>
        </table:table-row>
        <table:table-row table:style-name="ro6">
          <table:table-cell office:value-type="string">
            <text:p>Lost Stars</text:p>
          </table:table-cell>
          <table:table-cell office:value-type="string">
            <text:p>Claudia Gray</text:p>
          </table:table-cell>
          <table:table-cell table:number-columns-repeated="2"/>
          <table:table-cell table:style-name="Default" table:number-columns-repeated="2"/>
          <table:table-cell/>
        </table:table-row>
        <table:table-row table:style-name="ro6">
          <table:table-cell office:value-type="string">
            <text:p>Phasma</text:p>
          </table:table-cell>
          <table:table-cell office:value-type="string">
            <text:p>Delilah S Oawson</text:p>
          </table:table-cell>
          <table:table-cell table:number-columns-repeated="5"/>
        </table:table-row>
        <table:table-row table:style-name="ro6">
          <table:table-cell office:value-type="string">
            <text:p>American Country Furniture</text:p>
          </table:table-cell>
          <table:table-cell office:value-type="string">
            <text:p>David T. Smith</text:p>
          </table:table-cell>
          <table:table-cell table:number-columns-repeated="5"/>
        </table:table-row>
        <table:table-row table:style-name="ro6" table:number-rows-repeated="1048028">
          <table:table-cell table:number-columns-repeated="7"/>
        </table:table-row>
        <table:table-row table:style-name="ro6">
          <table:table-cell table:number-columns-repeated="7"/>
        </table:table-row>
      </table:table>
      <table:table table:name="Educational" table:style-name="ta1" table:print="false">
        <table:table-column table:style-name="co1" table:default-cell-style-name="Default"/>
        <table:table-column table:style-name="co13" table:default-cell-style-name="Default"/>
        <table:table-column table:style-name="co3" table:default-cell-style-name="Default"/>
        <table:table-column table:style-name="co1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1">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1">
          <table:table-cell office:value-type="string">
            <text:p>Motors for Makers</text:p>
          </table:table-cell>
          <table:table-cell office:value-type="string">
            <text:p>Matthew Scarpino</text:p>
          </table:table-cell>
          <table:table-cell table:number-columns-repeated="4"/>
        </table:table-row>
        <table:table-row table:style-name="ro1">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17">
          <table:table-cell office:value-type="string">
            <text:p>50 Things to Draw</text:p>
          </table:table-cell>
          <table:table-cell office:value-type="string">
            <text:p>Ed Tadem</text:p>
          </table:table-cell>
          <table:table-cell table:number-columns-repeated="4"/>
        </table:table-row>
        <table:table-row table:style-name="ro6">
          <table:table-cell office:value-type="string">
            <text:p>The New Drawing on the Right Side of the Brain</text:p>
          </table:table-cell>
          <table:table-cell office:value-type="string">
            <text:p>Betty Edwards</text:p>
          </table:table-cell>
          <table:table-cell table:number-columns-repeated="4"/>
        </table:table-row>
        <table:table-row table:style-name="ro17">
          <table:table-cell office:value-type="string">
            <text:p>Good Clean Fun</text:p>
          </table:table-cell>
          <table:table-cell office:value-type="string">
            <text:p>Nick Offerman</text:p>
          </table:table-cell>
          <table:table-cell table:number-columns-repeated="4"/>
        </table:table-row>
        <table:table-row table:style-name="ro17">
          <table:table-cell office:value-type="string">
            <text:p>How to Carve Wood</text:p>
          </table:table-cell>
          <table:table-cell office:value-type="string">
            <text:p>Richard Butz</text:p>
          </table:table-cell>
          <table:table-cell table:number-columns-repeated="4"/>
        </table:table-row>
        <table:table-row table:style-name="ro6">
          <table:table-cell office:value-type="string">
            <text:p>The Big Book of Weekend Woodworking</text:p>
          </table:table-cell>
          <table:table-cell office:value-type="string">
            <text:p>Nelson</text:p>
          </table:table-cell>
          <table:table-cell table:number-columns-repeated="4"/>
        </table:table-row>
        <table:table-row table:style-name="ro17">
          <table:table-cell office:value-type="string">
            <text:p>Handbuilt Home</text:p>
          </table:table-cell>
          <table:table-cell office:value-type="string">
            <text:p>Ana White</text:p>
          </table:table-cell>
          <table:table-cell table:number-columns-repeated="4"/>
        </table:table-row>
        <table:table-row table:style-name="ro17">
          <table:table-cell office:value-type="string">
            <text:p>Built it With Dad</text:p>
          </table:table-cell>
          <table:table-cell office:value-type="string">
            <text:p>Hamler</text:p>
          </table:table-cell>
          <table:table-cell table:number-columns-repeated="4"/>
        </table:table-row>
        <table:table-row table:style-name="ro17">
          <table:table-cell office:value-type="string">
            <text:p>Woodcarving Techniques</text:p>
          </table:table-cell>
          <table:table-cell office:value-type="string">
            <text:p>Antony Denning</text:p>
          </table:table-cell>
          <table:table-cell table:number-columns-repeated="4"/>
        </table:table-row>
        <table:table-row table:style-name="ro17" table:number-rows-repeated="1048559">
          <table:table-cell table:number-columns-repeated="6"/>
        </table:table-row>
        <table:table-row table:style-name="ro17">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table:database-ranges>
        <table:database-range table:target-range-address="Digital.A47:Digital.AMJ396" table:contains-header="fals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21">07/21/2019</text:date>, <text:time>21:55: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9-07-21T21:55:02.20</dc:date>
    <dc:creator>Jeremy Castillo</dc:creator>
    <meta:editing-duration>P2DT1H3M19S</meta:editing-duration>
    <meta:editing-cycles>306</meta:editing-cycles>
    <meta:generator>OpenOffice/4.1.3$Win32 OpenOffice.org_project/413m1$Build-9783</meta:generator>
    <meta:document-statistic meta:table-count="4" meta:cell-count="2472" meta:object-count="0"/>
  </office:meta>
</office:document-meta>
</file>